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1" svg:font-family="Cambria" style:font-family-generic="roman"/>
    <style:font-face style:name="Calibri " svg:font-family="Calibri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la1" style:family="table">
      <style:table-properties style:width="17.298cm" fo:margin-left="-0.307cm" fo:margin-top="0cm" fo:margin-bottom="0cm" table:align="left" style:writing-mode="lr-tb"/>
    </style:style>
    <style:style style:name="Tabella1.A" style:family="table-column">
      <style:table-column-properties style:column-width="4.604cm"/>
    </style:style>
    <style:style style:name="Tabella1.B" style:family="table-column">
      <style:table-column-properties style:column-width="12.695cm"/>
    </style:style>
    <style:style style:name="Tabella1.1" style:family="table-row">
      <style:table-row-properties style:row-height="0.517cm" fo:keep-together="auto"/>
    </style:style>
    <style:style style:name="Tabella1.A1" style:family="table-cell">
      <style:table-cell-properties fo:background-color="#006699" fo:padding="0cm" fo:border="0.5pt solid #000001">
        <style:background-image/>
      </style:table-cell-properties>
    </style:style>
    <style:style style:name="Tabella1.2" style:family="table-row">
      <style:table-row-properties style:row-height="4.948cm" fo:keep-together="auto"/>
    </style:style>
    <style:style style:name="Tabella1.A2" style:family="table-cell">
      <style:table-cell-properties fo:background-color="#ffffff" fo:padding="0cm" fo:border="0.5pt solid #000001">
        <style:background-image/>
      </style:table-cell-properties>
    </style:style>
    <style:style style:name="Tabella1.3" style:family="table-row">
      <style:table-row-properties style:row-height="1.311cm" fo:keep-together="auto"/>
    </style:style>
    <style:style style:name="Tabella2" style:family="table">
      <style:table-properties style:width="17.695cm" fo:margin-top="0cm" fo:margin-bottom="0cm" table:align="center" style:writing-mode="lr-tb"/>
    </style:style>
    <style:style style:name="Tabella2.A" style:family="table-column">
      <style:table-column-properties style:column-width="4.471cm"/>
    </style:style>
    <style:style style:name="Tabella2.B" style:family="table-column">
      <style:table-column-properties style:column-width="13.222cm"/>
    </style:style>
    <style:style style:name="Tabella2.1" style:family="table-row">
      <style:table-row-properties style:row-height="0.517cm" fo:keep-together="auto"/>
    </style:style>
    <style:style style:name="Tabella2.A1" style:family="table-cell">
      <style:table-cell-properties fo:background-color="#006699" fo:padding="0cm" fo:border="0.5pt solid #000001">
        <style:background-image/>
      </style:table-cell-properties>
    </style:style>
    <style:style style:name="Tabella2.2" style:family="table-row">
      <style:table-row-properties style:row-height="4.948cm" fo:keep-together="auto"/>
    </style:style>
    <style:style style:name="Tabella2.A2" style:family="table-cell">
      <style:table-cell-properties fo:background-color="#ffffff" fo:padding="0cm" fo:border="0.5pt solid #000001">
        <style:background-image/>
      </style:table-cell-properties>
    </style:style>
    <style:style style:name="Tabella2.3" style:family="table-row">
      <style:table-row-properties style:row-height="1.522cm" fo:keep-together="auto"/>
    </style:style>
    <style:style style:name="Tabella3" style:family="table">
      <style:table-properties style:width="17.695cm" fo:margin-top="0cm" fo:margin-bottom="0cm" table:align="center" style:writing-mode="lr-tb"/>
    </style:style>
    <style:style style:name="Tabella3.A" style:family="table-column">
      <style:table-column-properties style:column-width="4.339cm"/>
    </style:style>
    <style:style style:name="Tabella3.B" style:family="table-column">
      <style:table-column-properties style:column-width="13.354cm"/>
    </style:style>
    <style:style style:name="Tabella3.1" style:family="table-row">
      <style:table-row-properties style:row-height="0.517cm" fo:keep-together="auto"/>
    </style:style>
    <style:style style:name="Tabella3.A1" style:family="table-cell">
      <style:table-cell-properties fo:background-color="#006699" fo:padding="0cm" fo:border="0.5pt solid #000001">
        <style:background-image/>
      </style:table-cell-properties>
    </style:style>
    <style:style style:name="Tabella3.2" style:family="table-row">
      <style:table-row-properties style:row-height="4.948cm" fo:keep-together="auto"/>
    </style:style>
    <style:style style:name="Tabella3.A2" style:family="table-cell">
      <style:table-cell-properties fo:background-color="#ffffff" fo:padding="0cm" fo:border="0.5pt solid #000001">
        <style:background-image/>
      </style:table-cell-properties>
    </style:style>
    <style:style style:name="Tabella3.3" style:family="table-row">
      <style:table-row-properties style:row-height="2.311cm" fo:keep-together="auto"/>
    </style:style>
    <style:style style:name="Tabella4" style:family="table">
      <style:table-properties style:width="17.695cm" fo:margin-top="0cm" fo:margin-bottom="0cm" table:align="center" style:writing-mode="lr-tb"/>
    </style:style>
    <style:style style:name="Tabella4.A" style:family="table-column">
      <style:table-column-properties style:column-width="4.362cm"/>
    </style:style>
    <style:style style:name="Tabella4.B" style:family="table-column">
      <style:table-column-properties style:column-width="13.331cm"/>
    </style:style>
    <style:style style:name="Tabella4.1" style:family="table-row">
      <style:table-row-properties style:row-height="0.517cm" fo:keep-together="auto"/>
    </style:style>
    <style:style style:name="Tabella4.A1" style:family="table-cell">
      <style:table-cell-properties fo:background-color="#006699" fo:padding="0cm" fo:border="0.5pt solid #000001">
        <style:background-image/>
      </style:table-cell-properties>
    </style:style>
    <style:style style:name="Tabella4.2" style:family="table-row">
      <style:table-row-properties style:row-height="4.948cm" fo:keep-together="auto"/>
    </style:style>
    <style:style style:name="Tabella4.A2" style:family="table-cell">
      <style:table-cell-properties fo:background-color="#ffffff" fo:padding="0cm" fo:border="0.5pt solid #000001">
        <style:background-image/>
      </style:table-cell-properties>
    </style:style>
    <style:style style:name="Tabella4.3" style:family="table-row">
      <style:table-row-properties style:row-height="0.829cm" fo:keep-together="auto"/>
    </style:style>
    <style:style style:name="Tabella5" style:family="table">
      <style:table-properties style:width="17.695cm" fo:margin-top="0cm" fo:margin-bottom="0cm" table:align="center" style:writing-mode="lr-tb"/>
    </style:style>
    <style:style style:name="Tabella5.A" style:family="table-column">
      <style:table-column-properties style:column-width="4.339cm"/>
    </style:style>
    <style:style style:name="Tabella5.B" style:family="table-column">
      <style:table-column-properties style:column-width="13.354cm"/>
    </style:style>
    <style:style style:name="Tabella5.1" style:family="table-row">
      <style:table-row-properties style:row-height="0.517cm" fo:keep-together="auto"/>
    </style:style>
    <style:style style:name="Tabella5.A1" style:family="table-cell">
      <style:table-cell-properties fo:background-color="#006699" fo:padding="0cm" fo:border="0.5pt solid #000001">
        <style:background-image/>
      </style:table-cell-properties>
    </style:style>
    <style:style style:name="Tabella5.2" style:family="table-row">
      <style:table-row-properties style:row-height="4.948cm" fo:keep-together="auto"/>
    </style:style>
    <style:style style:name="Tabella5.A2" style:family="table-cell">
      <style:table-cell-properties fo:background-color="#ffffff" fo:padding="0cm" fo:border="0.5pt solid #000001">
        <style:background-image/>
      </style:table-cell-properties>
    </style:style>
    <style:style style:name="Tabella5.3" style:family="table-row">
      <style:table-row-properties style:row-height="1.522cm" fo:keep-together="auto"/>
    </style:style>
    <style:style style:name="Tabella6" style:family="table">
      <style:table-properties style:width="18.085cm" fo:margin-left="0.088cm" fo:margin-top="0cm" fo:margin-bottom="0cm" table:align="left" style:writing-mode="lr-tb"/>
    </style:style>
    <style:style style:name="Tabella6.A" style:family="table-column">
      <style:table-column-properties style:column-width="3.981cm"/>
    </style:style>
    <style:style style:name="Tabella6.B" style:family="table-column">
      <style:table-column-properties style:column-width="14.102cm"/>
    </style:style>
    <style:style style:name="Tabella6.1" style:family="table-row">
      <style:table-row-properties style:row-height="0.997cm" fo:keep-together="auto"/>
    </style:style>
    <style:style style:name="Tabella6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6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972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0.945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7" style:family="table">
      <style:table-properties style:width="18.279cm" fo:margin-left="-0.018cm" fo:margin-top="0cm" fo:margin-bottom="0cm" table:align="left" style:writing-mode="lr-tb"/>
    </style:style>
    <style:style style:name="Tabella7.A" style:family="table-column">
      <style:table-column-properties style:column-width="4.568cm"/>
    </style:style>
    <style:style style:name="Tabella7.B" style:family="table-column">
      <style:table-column-properties style:column-width="13.709cm"/>
    </style:style>
    <style:style style:name="Tabella7.1" style:family="table-row">
      <style:table-row-properties style:row-height="0.834cm" fo:keep-together="auto"/>
    </style:style>
    <style:style style:name="Tabella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7.2" style:family="table-row">
      <style:table-row-properties style:row-height="0.854cm" fo:keep-together="auto"/>
    </style:style>
    <style:style style:name="Tabella7.A2" style:family="table-cell">
      <style:table-cell-properties style:vertical-align="" fo:padding="0cm" fo:border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3" style:family="table-row">
      <style:table-row-properties style:row-height="2.348cm" fo:keep-together="auto"/>
    </style:style>
    <style:style style:name="Tabella7.A3" style:family="table-cell">
      <style:table-cell-properties style:vertical-align="" fo:padding="0cm" fo:border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0.84cm" fo:keep-together="auto"/>
    </style:style>
    <style:style style:name="Tabella7.A4" style:family="table-cell">
      <style:table-cell-properties style:vertical-align="" fo:padding="0cm" fo:border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891cm" fo:keep-together="auto"/>
    </style:style>
    <style:style style:name="Tabella7.A5" style:family="table-cell">
      <style:table-cell-properties style:vertical-align="" fo:padding="0cm" fo:border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796cm" fo:keep-together="auto"/>
    </style:style>
    <style:style style:name="Tabella7.A6" style:family="table-cell">
      <style:table-cell-properties style:vertical-align="" fo:padding="0cm" fo:border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7" style:family="table-row">
      <style:table-row-properties style:row-height="2.445cm" fo:keep-together="auto"/>
    </style:style>
    <style:style style:name="Tabella7.A7" style:family="table-cell">
      <style:table-cell-properties style:vertical-align="" fo:padding="0cm" fo:border="0.5pt solid #000001"/>
    </style:style>
    <style:style style:name="Tabella7.B7" style:family="table-cell">
      <style:table-cell-properties style:vertical-align="" fo:padding="0cm" fo:border="0.5pt solid #000001"/>
    </style:style>
    <style:style style:name="Tabella7.8" style:family="table-row">
      <style:table-row-properties style:row-height="0.686cm" fo:keep-together="auto"/>
    </style:style>
    <style:style style:name="Tabella7.A8" style:family="table-cell">
      <style:table-cell-properties style:vertical-align="" fo:padding="0cm" fo:border="0.5pt solid #000001"/>
    </style:style>
    <style:style style:name="Tabella7.B8" style:family="table-cell">
      <style:table-cell-properties style:vertical-align="" fo:padding="0cm" fo:border="0.5pt solid #000001"/>
    </style:style>
    <style:style style:name="Tabella8" style:family="table">
      <style:table-properties style:width="18.165cm" fo:margin-left="-0.018cm" fo:margin-top="0cm" fo:margin-bottom="0cm" table:align="left" style:writing-mode="lr-tb"/>
    </style:style>
    <style:style style:name="Tabella8.A" style:family="table-column">
      <style:table-column-properties style:column-width="4.542cm"/>
    </style:style>
    <style:style style:name="Tabella8.B" style:family="table-column">
      <style:table-column-properties style:column-width="13.621cm"/>
    </style:style>
    <style:style style:name="Tabella8.1" style:family="table-row">
      <style:table-row-properties style:row-height="0.998cm" fo:keep-together="auto"/>
    </style:style>
    <style:style style:name="Tabella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25cm" fo:keep-together="auto"/>
    </style:style>
    <style:style style:name="Tabella8.A2" style:family="table-cell">
      <style:table-cell-properties style:vertical-align="" fo:padding="0cm" fo:border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1.995cm" fo:keep-together="auto"/>
    </style:style>
    <style:style style:name="Tabella8.A3" style:family="table-cell">
      <style:table-cell-properties style:vertical-align="" fo:padding="0cm" fo:border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07cm" fo:keep-together="auto"/>
    </style:style>
    <style:style style:name="Tabella8.A4" style:family="table-cell">
      <style:table-cell-properties style:vertical-align="" fo:padding="0cm" fo:border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23cm" fo:keep-together="auto"/>
    </style:style>
    <style:style style:name="Tabella8.A5" style:family="table-cell">
      <style:table-cell-properties style:vertical-align="" fo:padding="0cm" fo:border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954cm" fo:keep-together="auto"/>
    </style:style>
    <style:style style:name="Tabella8.A6" style:family="table-cell">
      <style:table-cell-properties style:vertical-align="" fo:padding="0cm" fo:border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2.69cm" fo:keep-together="auto"/>
    </style:style>
    <style:style style:name="Tabella8.A7" style:family="table-cell">
      <style:table-cell-properties style:vertical-align="" fo:padding="0cm" fo:border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0.753cm" fo:keep-together="auto"/>
    </style:style>
    <style:style style:name="Tabella8.A8" style:family="table-cell">
      <style:table-cell-properties style:vertical-align="" fo:padding="0cm" fo:border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7.958cm" fo:margin-left="-0.018cm" fo:margin-top="0cm" fo:margin-bottom="0cm" table:align="left" style:writing-mode="lr-tb"/>
    </style:style>
    <style:style style:name="Tabella9.A" style:family="table-column">
      <style:table-column-properties style:column-width="4.491cm"/>
    </style:style>
    <style:style style:name="Tabella9.B" style:family="table-column">
      <style:table-column-properties style:column-width="13.466cm"/>
    </style:style>
    <style:style style:name="Tabella9.1" style:family="table-row">
      <style:table-row-properties style:row-height="0.785cm" fo:keep-together="auto"/>
    </style:style>
    <style:style style:name="Tabella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0.803cm" fo:keep-together="auto"/>
    </style:style>
    <style:style style:name="Tabella9.A2" style:family="table-cell">
      <style:table-cell-properties style:vertical-align="" fo:padding="0cm" fo:border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2.203cm" fo:keep-together="auto"/>
    </style:style>
    <style:style style:name="Tabella9.A3" style:family="table-cell">
      <style:table-cell-properties style:vertical-align="" fo:padding="0cm" fo:border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88cm" fo:keep-together="auto"/>
    </style:style>
    <style:style style:name="Tabella9.A4" style:family="table-cell">
      <style:table-cell-properties style:vertical-align="" fo:padding="0cm" fo:border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15cm" fo:keep-together="auto"/>
    </style:style>
    <style:style style:name="Tabella9.A5" style:family="table-cell">
      <style:table-cell-properties style:vertical-align="" fo:padding="0cm" fo:border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75cm" fo:keep-together="auto"/>
    </style:style>
    <style:style style:name="Tabella9.A6" style:family="table-cell">
      <style:table-cell-properties style:vertical-align="" fo:padding="0cm" fo:border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291cm" fo:keep-together="auto"/>
    </style:style>
    <style:style style:name="Tabella9.A7" style:family="table-cell">
      <style:table-cell-properties style:vertical-align="" fo:padding="0cm" fo:border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0.93cm" fo:keep-together="auto"/>
    </style:style>
    <style:style style:name="Tabella9.A8" style:family="table-cell">
      <style:table-cell-properties style:vertical-align="" fo:padding="0cm" fo:border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46cm" fo:margin-left="-0.018cm" fo:margin-top="0cm" fo:margin-bottom="0cm" table:align="left" style:writing-mode="lr-tb"/>
    </style:style>
    <style:style style:name="Tabella10.A" style:family="table-column">
      <style:table-column-properties style:column-width="4.514cm"/>
    </style:style>
    <style:style style:name="Tabella10.B" style:family="table-column">
      <style:table-column-properties style:column-width="13.531cm"/>
    </style:style>
    <style:style style:name="Tabella10.1" style:family="table-row">
      <style:table-row-properties style:row-height="0.778cm" fo:keep-together="auto"/>
    </style:style>
    <style:style style:name="Tabella1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0.797cm" fo:keep-together="auto"/>
    </style:style>
    <style:style style:name="Tabella10.A2" style:family="table-cell">
      <style:table-cell-properties style:vertical-align="" fo:padding="0cm" fo:border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194cm" fo:keep-together="auto"/>
    </style:style>
    <style:style style:name="Tabella10.A3" style:family="table-cell">
      <style:table-cell-properties style:vertical-align="" fo:padding="0cm" fo:border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0.787cm" fo:keep-together="auto"/>
    </style:style>
    <style:style style:name="Tabella10.A4" style:family="table-cell">
      <style:table-cell-properties style:vertical-align="" fo:padding="0cm" fo:border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1.588cm" fo:keep-together="auto"/>
    </style:style>
    <style:style style:name="Tabella10.A5" style:family="table-cell">
      <style:table-cell-properties style:vertical-align="" fo:padding="0cm" fo:border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744cm" fo:keep-together="auto"/>
    </style:style>
    <style:style style:name="Tabella10.A6" style:family="table-cell">
      <style:table-cell-properties style:vertical-align="" fo:padding="0cm" fo:border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2.286cm" fo:keep-together="auto"/>
    </style:style>
    <style:style style:name="Tabella10.A7" style:family="table-cell">
      <style:table-cell-properties style:vertical-align="" fo:padding="0cm" fo:border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801cm" fo:keep-together="auto"/>
    </style:style>
    <style:style style:name="Tabella10.A8" style:family="table-cell">
      <style:table-cell-properties style:vertical-align="" fo:padding="0cm" fo:border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314cm" fo:margin-left="0cm" fo:margin-top="0cm" fo:margin-bottom="0cm" table:align="left" style:writing-mode="lr-tb"/>
    </style:style>
    <style:style style:name="Tabella11.A" style:family="table-column">
      <style:table-column-properties style:column-width="4.584cm"/>
    </style:style>
    <style:style style:name="Tabella11.B" style:family="table-column">
      <style:table-column-properties style:column-width="13.728cm"/>
    </style:style>
    <style:style style:name="Tabella11.1" style:family="table-row">
      <style:table-row-properties style:row-height="0.834cm" fo:keep-together="auto"/>
    </style:style>
    <style:style style:name="Tabella1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1.2" style:family="table-row">
      <style:table-row-properties style:row-height="0.854cm" fo:keep-together="auto"/>
    </style:style>
    <style:style style:name="Tabella11.A2" style:family="table-cell">
      <style:table-cell-properties style:vertical-align="" fo:padding="0cm" fo:border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3" style:family="table-row">
      <style:table-row-properties style:row-height="2.348cm" fo:keep-together="auto"/>
    </style:style>
    <style:style style:name="Tabella11.A3" style:family="table-cell">
      <style:table-cell-properties style:vertical-align="" fo:padding="0cm" fo:border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0.84cm" fo:keep-together="auto"/>
    </style:style>
    <style:style style:name="Tabella11.A4" style:family="table-cell">
      <style:table-cell-properties style:vertical-align="" fo:padding="0cm" fo:border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5" style:family="table-row">
      <style:table-row-properties style:row-height="0.891cm" fo:keep-together="auto"/>
    </style:style>
    <style:style style:name="Tabella11.A5" style:family="table-cell">
      <style:table-cell-properties style:vertical-align="" fo:padding="0cm" fo:border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796cm" fo:keep-together="auto"/>
    </style:style>
    <style:style style:name="Tabella11.A6" style:family="table-cell">
      <style:table-cell-properties style:vertical-align="" fo:padding="0cm" fo:border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7" style:family="table-row">
      <style:table-row-properties style:row-height="2.445cm" fo:keep-together="auto"/>
    </style:style>
    <style:style style:name="Tabella11.A7" style:family="table-cell">
      <style:table-cell-properties style:vertical-align="" fo:padding="0cm" fo:border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1.8" style:family="table-row">
      <style:table-row-properties style:row-height="1.52cm" fo:keep-together="auto"/>
    </style:style>
    <style:style style:name="Tabella11.A8" style:family="table-cell">
      <style:table-cell-properties style:vertical-align="" fo:padding="0cm" fo:border="0.5pt solid #000001"/>
    </style:style>
    <style:style style:name="Tabella11.B8" style:family="table-cell">
      <style:table-cell-properties style:vertical-align="" fo:padding="0cm" fo:border="0.5pt solid #000001"/>
    </style:style>
    <style:style style:name="Tabella12" style:family="table">
      <style:table-properties style:width="18.2cm" fo:margin-left="0cm" fo:margin-top="0cm" fo:margin-bottom="0cm" table:align="left" style:writing-mode="lr-tb"/>
    </style:style>
    <style:style style:name="Tabella12.A" style:family="table-column">
      <style:table-column-properties style:column-width="4.558cm"/>
    </style:style>
    <style:style style:name="Tabella12.B" style:family="table-column">
      <style:table-column-properties style:column-width="13.64cm"/>
    </style:style>
    <style:style style:name="Tabella12.1" style:family="table-row">
      <style:table-row-properties style:row-height="0.998cm" fo:keep-together="auto"/>
    </style:style>
    <style:style style:name="Tabella1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25cm" fo:keep-together="auto"/>
    </style:style>
    <style:style style:name="Tabella12.A2" style:family="table-cell">
      <style:table-cell-properties style:vertical-align="" fo:padding="0cm" fo:border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1.995cm" fo:keep-together="auto"/>
    </style:style>
    <style:style style:name="Tabella12.A3" style:family="table-cell">
      <style:table-cell-properties style:vertical-align="" fo:padding="0cm" fo:border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07cm" fo:keep-together="auto"/>
    </style:style>
    <style:style style:name="Tabella12.A4" style:family="table-cell">
      <style:table-cell-properties style:vertical-align="" fo:padding="0cm" fo:border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23cm" fo:keep-together="auto"/>
    </style:style>
    <style:style style:name="Tabella12.A5" style:family="table-cell">
      <style:table-cell-properties style:vertical-align="" fo:padding="0cm" fo:border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54cm" fo:keep-together="auto"/>
    </style:style>
    <style:style style:name="Tabella12.A6" style:family="table-cell">
      <style:table-cell-properties style:vertical-align="" fo:padding="0cm" fo:border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074cm" fo:keep-together="auto"/>
    </style:style>
    <style:style style:name="Tabella12.A7" style:family="table-cell">
      <style:table-cell-properties style:vertical-align="" fo:padding="0cm" fo:border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53cm" fo:keep-together="auto"/>
    </style:style>
    <style:style style:name="Tabella12.A8" style:family="table-cell">
      <style:table-cell-properties style:vertical-align="" fo:padding="0cm" fo:border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022cm" fo:margin-left="-0.018cm" fo:margin-top="0cm" fo:margin-bottom="0cm" table:align="left" style:writing-mode="lr-tb"/>
    </style:style>
    <style:style style:name="Tabella13.A" style:family="table-column">
      <style:table-column-properties style:column-width="4.509cm"/>
    </style:style>
    <style:style style:name="Tabella13.B" style:family="table-column">
      <style:table-column-properties style:column-width="13.511cm"/>
    </style:style>
    <style:style style:name="Tabella13.1" style:family="table-row">
      <style:table-row-properties style:row-height="0.647cm" fo:keep-together="auto"/>
    </style:style>
    <style:style style:name="Tabella1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3.2" style:family="table-row">
      <style:table-row-properties style:row-height="0.665cm" fo:keep-together="auto"/>
    </style:style>
    <style:style style:name="Tabella13.A2" style:family="table-cell">
      <style:table-cell-properties style:vertical-align="" fo:padding="0cm" fo:border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3" style:family="table-row">
      <style:table-row-properties style:row-height="1.82cm" fo:keep-together="auto"/>
    </style:style>
    <style:style style:name="Tabella13.A3" style:family="table-cell">
      <style:table-cell-properties style:vertical-align="" fo:padding="0cm" fo:border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653cm" fo:keep-together="auto"/>
    </style:style>
    <style:style style:name="Tabella13.A4" style:family="table-cell">
      <style:table-cell-properties style:vertical-align="" fo:padding="0cm" fo:border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91cm" fo:keep-together="auto"/>
    </style:style>
    <style:style style:name="Tabella13.A5" style:family="table-cell">
      <style:table-cell-properties style:vertical-align="" fo:padding="0cm" fo:border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619cm" fo:keep-together="auto"/>
    </style:style>
    <style:style style:name="Tabella13.A6" style:family="table-cell">
      <style:table-cell-properties style:vertical-align="" fo:padding="0cm" fo:border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7" style:family="table-row">
      <style:table-row-properties style:row-height="1.898cm" fo:keep-together="auto"/>
    </style:style>
    <style:style style:name="Tabella13.A7" style:family="table-cell">
      <style:table-cell-properties style:vertical-align="" fo:padding="0cm" fo:border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3.8" style:family="table-row">
      <style:table-row-properties style:row-height="0.94cm" fo:keep-together="auto"/>
    </style:style>
    <style:style style:name="Tabella13.A8" style:family="table-cell">
      <style:table-cell-properties style:vertical-align="" fo:padding="0cm" fo:border="0.5pt solid #000001"/>
    </style:style>
    <style:style style:name="Tabella13.B8" style:family="table-cell">
      <style:table-cell-properties style:vertical-align="" fo:padding="0cm" fo:border="0.5pt solid #000001"/>
    </style:style>
    <style:style style:name="Tabella14" style:family="table">
      <style:table-properties style:width="18.094cm" fo:margin-left="-0.007cm" fo:margin-top="0cm" fo:margin-bottom="0cm" table:align="left" style:writing-mode="lr-tb"/>
    </style:style>
    <style:style style:name="Tabella14.A" style:family="table-column">
      <style:table-column-properties style:column-width="4.519cm"/>
    </style:style>
    <style:style style:name="Tabella14.B" style:family="table-column">
      <style:table-column-properties style:column-width="13.573cm"/>
    </style:style>
    <style:style style:name="Tabella14.1" style:family="table-row">
      <style:table-row-properties style:row-height="0.937cm" fo:keep-together="auto"/>
    </style:style>
    <style:style style:name="Tabella14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76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0.905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889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5" style:family="table">
      <style:table-properties style:width="18.085cm" fo:margin-left="-0.007cm" fo:margin-top="0cm" fo:margin-bottom="0cm" table:align="left" style:writing-mode="lr-tb"/>
    </style:style>
    <style:style style:name="Tabella15.A" style:family="table-column">
      <style:table-column-properties style:column-width="4.514cm"/>
    </style:style>
    <style:style style:name="Tabella15.B" style:family="table-column">
      <style:table-column-properties style:column-width="13.57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08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0.9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762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1.561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85cm" fo:margin-left="-0.007cm" fo:margin-top="0cm" fo:margin-bottom="0cm" table:align="left" style:writing-mode="lr-tb"/>
    </style:style>
    <style:style style:name="Tabella16.A" style:family="table-column">
      <style:table-column-properties style:column-width="4.514cm"/>
    </style:style>
    <style:style style:name="Tabella16.B" style:family="table-column">
      <style:table-column-properties style:column-width="13.57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042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2.067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0.91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11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94cm" fo:margin-left="-0.007cm" fo:margin-top="0cm" fo:margin-bottom="0cm" table:align="left" style:writing-mode="lr-tb"/>
    </style:style>
    <style:style style:name="Tabella17.A" style:family="table-column">
      <style:table-column-properties style:column-width="4.519cm"/>
    </style:style>
    <style:style style:name="Tabella17.B" style:family="table-column">
      <style:table-column-properties style:column-width="13.573cm"/>
    </style:style>
    <style:style style:name="Tabella17.1" style:family="table-row">
      <style:table-row-properties style:row-height="1.046cm" fo:keep-together="auto"/>
    </style:style>
    <style:style style:name="Tabella1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406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93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85cm" fo:margin-left="-0.007cm" fo:margin-top="0cm" fo:margin-bottom="0cm" table:align="left" style:writing-mode="lr-tb"/>
    </style:style>
    <style:style style:name="Tabella18.A" style:family="table-column">
      <style:table-column-properties style:column-width="4.514cm"/>
    </style:style>
    <style:style style:name="Tabella18.B" style:family="table-column">
      <style:table-column-properties style:column-width="13.57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2.127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0.995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11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94cm" fo:margin-left="-0.007cm" fo:margin-top="0cm" fo:margin-bottom="0cm" table:align="left" style:writing-mode="lr-tb"/>
    </style:style>
    <style:style style:name="Tabella19.A" style:family="table-column">
      <style:table-column-properties style:column-width="4.519cm"/>
    </style:style>
    <style:style style:name="Tabella19.B" style:family="table-column">
      <style:table-column-properties style:column-width="13.573cm"/>
    </style:style>
    <style:style style:name="Tabella19.1" style:family="table-row">
      <style:table-row-properties style:row-height="1.046cm" fo:keep-together="auto"/>
    </style:style>
    <style:style style:name="Tabella19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9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4" style:family="table-row">
      <style:table-row-properties style:row-height="1.406cm" fo:keep-together="auto"/>
    </style:style>
    <style:style style:name="Tabella1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93cm" fo:keep-together="auto"/>
    </style:style>
    <style:style style:name="Tabella1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085cm" fo:margin-left="-0.007cm" fo:margin-top="0cm" fo:margin-bottom="0cm" table:align="left" style:writing-mode="lr-tb"/>
    </style:style>
    <style:style style:name="Tabella20.A" style:family="table-column">
      <style:table-column-properties style:column-width="4.514cm"/>
    </style:style>
    <style:style style:name="Tabella20.B" style:family="table-column">
      <style:table-column-properties style:column-width="13.57cm"/>
    </style:style>
    <style:style style:name="Tabella20.1" style:family="table-row">
      <style:table-row-properties style:row-height="1.016cm" fo:keep-together="auto"/>
    </style:style>
    <style:style style:name="Tabella2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1.042cm" fo:keep-together="auto"/>
    </style:style>
    <style:style style:name="Tabella2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127cm" fo:keep-together="auto"/>
    </style:style>
    <style:style style:name="Tabella2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1.09cm" fo:keep-together="auto"/>
    </style:style>
    <style:style style:name="Tabella2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0.995cm" fo:keep-together="auto"/>
    </style:style>
    <style:style style:name="Tabella2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97cm" fo:keep-together="auto"/>
    </style:style>
    <style:style style:name="Tabella2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1.803cm" fo:keep-together="auto"/>
    </style:style>
    <style:style style:name="Tabella2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0.711cm" fo:keep-together="auto"/>
    </style:style>
    <style:style style:name="Tabella2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085cm" fo:margin-left="-0.007cm" fo:margin-top="0cm" fo:margin-bottom="0cm" table:align="left" style:writing-mode="lr-tb"/>
    </style:style>
    <style:style style:name="Tabella21.A" style:family="table-column">
      <style:table-column-properties style:column-width="4.514cm"/>
    </style:style>
    <style:style style:name="Tabella21.B" style:family="table-column">
      <style:table-column-properties style:column-width="13.57cm"/>
    </style:style>
    <style:style style:name="Tabella21.1" style:family="table-row">
      <style:table-row-properties style:row-height="1.016cm" fo:keep-together="auto"/>
    </style:style>
    <style:style style:name="Tabella2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42cm" fo:keep-together="auto"/>
    </style:style>
    <style:style style:name="Tabella2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127cm" fo:keep-together="auto"/>
    </style:style>
    <style:style style:name="Tabella2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9cm" fo:keep-together="auto"/>
    </style:style>
    <style:style style:name="Tabella2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0.995cm" fo:keep-together="auto"/>
    </style:style>
    <style:style style:name="Tabella2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7cm" fo:keep-together="auto"/>
    </style:style>
    <style:style style:name="Tabella2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1.803cm" fo:keep-together="auto"/>
    </style:style>
    <style:style style:name="Tabella2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0.711cm" fo:keep-together="auto"/>
    </style:style>
    <style:style style:name="Tabella2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8.094cm" fo:margin-left="-0.007cm" fo:margin-top="0cm" fo:margin-bottom="0cm" table:align="left" style:writing-mode="lr-tb"/>
    </style:style>
    <style:style style:name="Tabella22.A" style:family="table-column">
      <style:table-column-properties style:column-width="4.519cm"/>
    </style:style>
    <style:style style:name="Tabella22.B" style:family="table-column">
      <style:table-column-properties style:column-width="13.573cm"/>
    </style:style>
    <style:style style:name="Tabella22.1" style:family="table-row">
      <style:table-row-properties style:row-height="1.046cm" fo:keep-together="auto"/>
    </style:style>
    <style:style style:name="Tabella22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2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1.406cm" fo:keep-together="auto"/>
    </style:style>
    <style:style style:name="Tabella2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993cm" fo:keep-together="auto"/>
    </style:style>
    <style:style style:name="Tabella2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3" style:family="table">
      <style:table-properties style:width="18.085cm" fo:margin-left="-0.007cm" fo:margin-top="0cm" fo:margin-bottom="0cm" table:align="left" style:writing-mode="lr-tb"/>
    </style:style>
    <style:style style:name="Tabella23.A" style:family="table-column">
      <style:table-column-properties style:column-width="4.514cm"/>
    </style:style>
    <style:style style:name="Tabella23.B" style:family="table-column">
      <style:table-column-properties style:column-width="13.57cm"/>
    </style:style>
    <style:style style:name="Tabella23.1" style:family="table-row">
      <style:table-row-properties style:row-height="1.016cm" fo:keep-together="auto"/>
    </style:style>
    <style:style style:name="Tabella2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042cm" fo:keep-together="auto"/>
    </style:style>
    <style:style style:name="Tabella2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27cm" fo:keep-together="auto"/>
    </style:style>
    <style:style style:name="Tabella2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1.09cm" fo:keep-together="auto"/>
    </style:style>
    <style:style style:name="Tabella2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0.995cm" fo:keep-together="auto"/>
    </style:style>
    <style:style style:name="Tabella2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97cm" fo:keep-together="auto"/>
    </style:style>
    <style:style style:name="Tabella2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1.803cm" fo:keep-together="auto"/>
    </style:style>
    <style:style style:name="Tabella2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0.711cm" fo:keep-together="auto"/>
    </style:style>
    <style:style style:name="Tabella2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99cm" fo:margin-left="0.002cm" fo:margin-top="0cm" fo:margin-bottom="0cm" table:align="left" style:writing-mode="lr-tb"/>
    </style:style>
    <style:style style:name="Tabella24.A" style:family="table-column">
      <style:table-column-properties style:column-width="4.523cm"/>
    </style:style>
    <style:style style:name="Tabella24.B" style:family="table-column">
      <style:table-column-properties style:column-width="13.575cm"/>
    </style:style>
    <style:style style:name="Tabella24.1" style:family="table-row">
      <style:table-row-properties style:row-height="0.937cm" fo:keep-together="auto"/>
    </style:style>
    <style:style style:name="Tabella24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4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4.2" style:family="table-row">
      <style:table-row-properties style:row-height="1.293cm" fo:keep-together="auto"/>
    </style:style>
    <style:style style:name="Tabella2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1.452cm" fo:keep-together="auto"/>
    </style:style>
    <style:style style:name="Tabella2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0.905cm" fo:keep-together="auto"/>
    </style:style>
    <style:style style:name="Tabella2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889cm" fo:keep-together="auto"/>
    </style:style>
    <style:style style:name="Tabella2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5" style:family="table">
      <style:table-properties style:width="18.099cm" fo:margin-left="0.002cm" fo:margin-top="0cm" fo:margin-bottom="0cm" table:align="left" style:writing-mode="lr-tb"/>
    </style:style>
    <style:style style:name="Tabella25.A" style:family="table-column">
      <style:table-column-properties style:column-width="4.519cm"/>
    </style:style>
    <style:style style:name="Tabella25.B" style:family="table-column">
      <style:table-column-properties style:column-width="13.578cm"/>
    </style:style>
    <style:style style:name="Tabella25.1" style:family="table-row">
      <style:table-row-properties style:row-height="1.016cm" fo:keep-together="auto"/>
    </style:style>
    <style:style style:name="Tabella2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381cm" fo:keep-together="auto"/>
    </style:style>
    <style:style style:name="Tabella2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08cm" fo:keep-together="auto"/>
    </style:style>
    <style:style style:name="Tabella2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882cm" fo:keep-together="auto"/>
    </style:style>
    <style:style style:name="Tabella2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0.9cm" fo:keep-together="auto"/>
    </style:style>
    <style:style style:name="Tabella2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62cm" fo:keep-together="auto"/>
    </style:style>
    <style:style style:name="Tabella2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1.803cm" fo:keep-together="auto"/>
    </style:style>
    <style:style style:name="Tabella2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0.794cm" fo:keep-together="auto"/>
    </style:style>
    <style:style style:name="Tabella2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99cm" fo:margin-left="0.002cm" fo:margin-top="0cm" fo:margin-bottom="0cm" table:align="left" style:writing-mode="lr-tb"/>
    </style:style>
    <style:style style:name="Tabella26.A" style:family="table-column">
      <style:table-column-properties style:column-width="4.519cm"/>
    </style:style>
    <style:style style:name="Tabella26.B" style:family="table-column">
      <style:table-column-properties style:column-width="13.578cm"/>
    </style:style>
    <style:style style:name="Tabella26.1" style:family="table-row">
      <style:table-row-properties style:row-height="1.016cm" fo:keep-together="auto"/>
    </style:style>
    <style:style style:name="Tabella2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1.459cm" fo:keep-together="auto"/>
    </style:style>
    <style:style style:name="Tabella2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284cm" fo:keep-together="auto"/>
    </style:style>
    <style:style style:name="Tabella2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41cm" fo:keep-together="auto"/>
    </style:style>
    <style:style style:name="Tabella2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905cm" fo:keep-together="auto"/>
    </style:style>
    <style:style style:name="Tabella2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97cm" fo:keep-together="auto"/>
    </style:style>
    <style:style style:name="Tabella2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515cm" fo:keep-together="auto"/>
    </style:style>
    <style:style style:name="Tabella2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0.635cm" fo:keep-together="auto"/>
    </style:style>
    <style:style style:name="Tabella2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99cm" fo:margin-left="0.002cm" fo:margin-top="0cm" fo:margin-bottom="0cm" table:align="left" style:writing-mode="lr-tb"/>
    </style:style>
    <style:style style:name="Tabella27.A" style:family="table-column">
      <style:table-column-properties style:column-width="4.519cm"/>
    </style:style>
    <style:style style:name="Tabella27.B" style:family="table-column">
      <style:table-column-properties style:column-width="13.578cm"/>
    </style:style>
    <style:style style:name="Tabella27.1" style:family="table-row">
      <style:table-row-properties style:row-height="1.016cm" fo:keep-together="auto"/>
    </style:style>
    <style:style style:name="Tabella2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7.2" style:family="table-row">
      <style:table-row-properties style:row-height="1.423cm" fo:keep-together="auto"/>
    </style:style>
    <style:style style:name="Tabella2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3" style:family="table-row">
      <style:table-row-properties style:row-height="2.067cm" fo:keep-together="auto"/>
    </style:style>
    <style:style style:name="Tabella2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09cm" fo:keep-together="auto"/>
    </style:style>
    <style:style style:name="Tabella2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1cm" fo:keep-together="auto"/>
    </style:style>
    <style:style style:name="Tabella2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cm" fo:keep-together="auto"/>
    </style:style>
    <style:style style:name="Tabella2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1.803cm" fo:keep-together="auto"/>
    </style:style>
    <style:style style:name="Tabella2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7.8" style:family="table-row">
      <style:table-row-properties style:row-height="0.711cm" fo:keep-together="auto"/>
    </style:style>
    <style:style style:name="Tabella2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7.B8" style:family="table-cell">
      <style:table-cell-properties style:vertical-align="" fo:padding="0cm" fo:border="0.5pt solid #000001"/>
    </style:style>
    <style:style style:name="Tabella28" style:family="table">
      <style:table-properties style:width="18.099cm" fo:margin-left="0.002cm" fo:margin-top="0cm" fo:margin-bottom="0cm" table:align="left" style:writing-mode="lr-tb"/>
    </style:style>
    <style:style style:name="Tabella28.A" style:family="table-column">
      <style:table-column-properties style:column-width="4.519cm"/>
    </style:style>
    <style:style style:name="Tabella28.B" style:family="table-column">
      <style:table-column-properties style:column-width="13.578cm"/>
    </style:style>
    <style:style style:name="Tabella28.1" style:family="table-row">
      <style:table-row-properties style:row-height="1.016cm" fo:keep-together="auto"/>
    </style:style>
    <style:style style:name="Tabella2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1.448cm" fo:keep-together="auto"/>
    </style:style>
    <style:style style:name="Tabella2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067cm" fo:keep-together="auto"/>
    </style:style>
    <style:style style:name="Tabella2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1.09cm" fo:keep-together="auto"/>
    </style:style>
    <style:style style:name="Tabella2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91cm" fo:keep-together="auto"/>
    </style:style>
    <style:style style:name="Tabella2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97cm" fo:keep-together="auto"/>
    </style:style>
    <style:style style:name="Tabella2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1.803cm" fo:keep-together="auto"/>
    </style:style>
    <style:style style:name="Tabella2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0.711cm" fo:keep-together="auto"/>
    </style:style>
    <style:style style:name="Tabella2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099cm" fo:margin-left="0.002cm" fo:margin-top="0cm" fo:margin-bottom="0cm" table:align="left" style:writing-mode="lr-tb"/>
    </style:style>
    <style:style style:name="Tabella29.A" style:family="table-column">
      <style:table-column-properties style:column-width="4.519cm"/>
    </style:style>
    <style:style style:name="Tabella29.B" style:family="table-column">
      <style:table-column-properties style:column-width="13.578cm"/>
    </style:style>
    <style:style style:name="Tabella29.1" style:family="table-row">
      <style:table-row-properties style:row-height="1.016cm" fo:keep-together="auto"/>
    </style:style>
    <style:style style:name="Tabella2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2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423cm" fo:keep-together="auto"/>
    </style:style>
    <style:style style:name="Tabella2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2.067cm" fo:keep-together="auto"/>
    </style:style>
    <style:style style:name="Tabella2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9cm" fo:keep-together="auto"/>
    </style:style>
    <style:style style:name="Tabella2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1cm" fo:keep-together="auto"/>
    </style:style>
    <style:style style:name="Tabella2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7cm" fo:keep-together="auto"/>
    </style:style>
    <style:style style:name="Tabella2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1.803cm" fo:keep-together="auto"/>
    </style:style>
    <style:style style:name="Tabella2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11cm" fo:keep-together="auto"/>
    </style:style>
    <style:style style:name="Tabella2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9cm" fo:margin-left="0.002cm" fo:margin-top="0cm" fo:margin-bottom="0cm" table:align="left" style:writing-mode="lr-tb"/>
    </style:style>
    <style:style style:name="Tabella30.A" style:family="table-column">
      <style:table-column-properties style:column-width="4.519cm"/>
    </style:style>
    <style:style style:name="Tabella30.B" style:family="table-column">
      <style:table-column-properties style:column-width="13.578cm"/>
    </style:style>
    <style:style style:name="Tabella30.1" style:family="table-row">
      <style:table-row-properties style:row-height="1.016cm" fo:keep-together="auto"/>
    </style:style>
    <style:style style:name="Tabella3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3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0.2" style:family="table-row">
      <style:table-row-properties style:row-height="1.423cm" fo:keep-together="auto"/>
    </style:style>
    <style:style style:name="Tabella3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3" style:family="table-row">
      <style:table-row-properties style:row-height="2.067cm" fo:keep-together="auto"/>
    </style:style>
    <style:style style:name="Tabella3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4" style:family="table-row">
      <style:table-row-properties style:row-height="1.09cm" fo:keep-together="auto"/>
    </style:style>
    <style:style style:name="Tabella3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1cm" fo:keep-together="auto"/>
    </style:style>
    <style:style style:name="Tabella3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cm" fo:keep-together="auto"/>
    </style:style>
    <style:style style:name="Tabella3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1.54cm" fo:keep-together="auto"/>
    </style:style>
    <style:style style:name="Tabella3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0.8" style:family="table-row">
      <style:table-row-properties style:row-height="0.711cm" fo:keep-together="auto"/>
    </style:style>
    <style:style style:name="Tabella3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0.B8" style:family="table-cell">
      <style:table-cell-properties style:vertical-align="" fo:padding="0cm" fo:border="0.5pt solid #000001"/>
    </style:style>
    <style:style style:name="Tabella31" style:family="table">
      <style:table-properties style:width="18.099cm" fo:margin-left="0.002cm" fo:margin-top="0cm" fo:margin-bottom="0cm" table:align="left" style:writing-mode="lr-tb"/>
    </style:style>
    <style:style style:name="Tabella31.A" style:family="table-column">
      <style:table-column-properties style:column-width="4.519cm"/>
    </style:style>
    <style:style style:name="Tabella31.B" style:family="table-column">
      <style:table-column-properties style:column-width="13.578cm"/>
    </style:style>
    <style:style style:name="Tabella31.1" style:family="table-row">
      <style:table-row-properties style:row-height="1.016cm" fo:keep-together="auto"/>
    </style:style>
    <style:style style:name="Tabella3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3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79cm" fo:keep-together="auto"/>
    </style:style>
    <style:style style:name="Tabella3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067cm" fo:keep-together="auto"/>
    </style:style>
    <style:style style:name="Tabella3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1.09cm" fo:keep-together="auto"/>
    </style:style>
    <style:style style:name="Tabella3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0.91cm" fo:keep-together="auto"/>
    </style:style>
    <style:style style:name="Tabella3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97cm" fo:keep-together="auto"/>
    </style:style>
    <style:style style:name="Tabella3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1.803cm" fo:keep-together="auto"/>
    </style:style>
    <style:style style:name="Tabella3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0.711cm" fo:keep-together="auto"/>
    </style:style>
    <style:style style:name="Tabella3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31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0ddc5d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ddc5d"/>
    </style:style>
    <style:style style:name="P3" style:family="paragraph" style:parent-style-name="Standard">
      <style:text-properties fo:language="en" fo:country="US" officeooo:paragraph-rsid="000ddc5d"/>
    </style:style>
    <style:style style:name="P4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0ddc5d"/>
    </style:style>
    <style:style style:name="P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font-size="11pt" fo:font-weight="bold" officeooo:paragraph-rsid="000ddc5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.811cm" fo:margin-right="0cm" fo:margin-top="0.018cm" fo:margin-bottom="0cm" loext:contextual-spacing="false" fo:text-indent="0cm" style:auto-text-indent="false"/>
      <style:text-properties fo:color="#3f403f" style:font-name="Times New Roman" fo:font-size="9.5pt" officeooo:paragraph-rsid="000ddc5d" style:font-name-asian="Times New Roman2" style:font-size-asian="9.5pt" style:font-name-complex="Times New Roman2" style:font-size-complex="9.5pt" style:text-scale="136%"/>
    </style:style>
    <style:style style:name="P7" style:family="paragraph" style:parent-style-name="Standard">
      <style:paragraph-properties fo:margin-left="0.811cm" fo:margin-right="0cm" fo:margin-top="0.018cm" fo:margin-bottom="0cm" loext:contextual-spacing="false" fo:text-indent="0cm" style:auto-text-indent="false"/>
      <style:text-properties fo:color="#3f403f" style:font-name="Palatino Linotype" fo:font-size="9.5pt" fo:letter-spacing="0.002cm" fo:font-weight="bold" officeooo:paragraph-rsid="000ddc5d" style:font-name-asian="Palatino Linotype1" style:font-size-asian="9.5pt" style:font-weight-asian="bold" style:font-name-complex="Palatino Linotype1" style:font-size-complex="9.5pt" style:text-scale="103%"/>
    </style:style>
    <style:style style:name="P8" style:family="paragraph" style:parent-style-name="Standard">
      <style:paragraph-properties fo:margin-left="0.811cm" fo:margin-right="0cm" fo:margin-top="0.018cm" fo:margin-bottom="0cm" loext:contextual-spacing="false" fo:text-indent="0cm" style:auto-text-indent="false"/>
      <style:text-properties fo:color="#3f403f" style:font-name="Palatino Linotype" fo:font-size="9.5pt" fo:letter-spacing="0.002cm" fo:language="en" fo:country="US" fo:font-weight="bold" officeooo:paragraph-rsid="000ddc5d" style:font-name-asian="Palatino Linotype1" style:font-size-asian="9.5pt" style:font-weight-asian="bold" style:font-name-complex="Palatino Linotype1" style:font-size-complex="9.5pt" style:text-scale="103%"/>
    </style:style>
    <style:style style:name="P9" style:family="paragraph" style:parent-style-name="Standard">
      <style:paragraph-properties fo:margin-left="0.811cm" fo:margin-right="0cm" fo:margin-top="0.018cm" fo:margin-bottom="0cm" loext:contextual-spacing="false" fo:text-indent="0cm" style:auto-text-indent="false"/>
      <style:text-properties officeooo:paragraph-rsid="000ddc5d"/>
    </style:style>
    <style:style style:name="P10" style:family="paragraph" style:parent-style-name="Standard">
      <style:paragraph-properties fo:margin-left="0.811cm" fo:margin-right="0cm" fo:margin-top="0cm" fo:margin-bottom="0cm" loext:contextual-spacing="false" fo:text-indent="0cm" style:auto-text-indent="false"/>
      <style:text-properties style:font-name="Palatino Linotype" fo:font-size="9.5pt" officeooo:paragraph-rsid="000ddc5d" style:font-name-asian="Palatino Linotype1" style:font-size-asian="9.5pt" style:font-name-complex="Palatino Linotype1" style:font-size-complex="9.5pt"/>
    </style:style>
    <style:style style:name="P11" style:family="paragraph" style:parent-style-name="Standard">
      <style:paragraph-properties fo:margin-left="0.811cm" fo:margin-right="0cm" fo:margin-top="0cm" fo:margin-bottom="0cm" loext:contextual-spacing="false" fo:text-indent="0cm" style:auto-text-indent="false"/>
      <style:text-properties officeooo:paragraph-rsid="000ddc5d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Times New Roman" fo:font-size="14pt" fo:letter-spacing="normal" fo:font-weight="bold" officeooo:rsid="001ed52d" officeooo:paragraph-rsid="000f6548" style:font-name-asian="Palatino Linotype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1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0f6548" style:font-size-asian="9.5pt" style:language-asian="en" style:country-asian="US" style:font-name-complex="Times New Roman2" style:font-size-complex="9.5pt" style:language-complex="ar" style:country-complex="SA"/>
    </style:style>
    <style:style style:name="P1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0f6548" style:font-size-asian="9.5pt" style:language-asian="en" style:country-asian="US" style:font-name-complex="Times New Roman2" style:font-size-complex="9.5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fo:language="it" fo:country="IT" officeooo:paragraph-rsid="000f6548" style:font-size-asian="11pt" style:language-asian="en" style:country-asian="US" style:font-name-complex="Times New Roman2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0f6548" style:font-size-asian="11pt" style:language-asian="en" style:country-asian="US" style:font-name-complex="Times New Roman2" style:font-size-complex="11pt" style:language-complex="ar" style:country-complex="SA"/>
    </style:style>
    <style:style style:name="P18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19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20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0f6548"/>
    </style:style>
    <style:style style:name="P2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0f6548" style:font-size-asian="9.5pt" style:language-asian="en" style:country-asian="US" style:font-name-complex="Palatino Linotype1" style:font-size-complex="9.5pt" style:language-complex="ar" style:country-complex="SA"/>
    </style:style>
    <style:style style:name="P22" style:family="paragraph" style:parent-style-name="Standard">
      <style:paragraph-properties fo:margin-left="0cm" fo:margin-right="0cm" fo:margin-top="0.018cm" fo:margin-bottom="0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23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0f6548" style:font-size-asian="9.5pt" style:language-asian="en" style:country-asian="US" style:font-name-complex="Palatino Linotype1" style:font-size-complex="9.5pt" style:language-complex="ar" style:country-complex="SA"/>
    </style:style>
    <style:style style:name="P2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2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956cm"/>
        </style:tab-stops>
      </style:paragraph-properties>
      <style:text-properties officeooo:paragraph-rsid="000f6548"/>
    </style:style>
    <style:style style:name="P2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0f6548"/>
    </style:style>
    <style:style style:name="P2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2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0f6548" style:font-size-asian="9.5pt" style:language-asian="en" style:country-asian="US" style:font-name-complex="Palatino Linotype1" style:font-size-complex="9.5pt" style:language-complex="ar" style:country-complex="SA"/>
    </style:style>
    <style:style style:name="P2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0f6548" style:font-size-asian="9.5pt" style:language-asian="en" style:country-asian="US" style:font-name-complex="Times New Roman2" style:font-size-complex="9.5pt" style:language-complex="ar" style:country-complex="SA"/>
    </style:style>
    <style:style style:name="P3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officeooo:paragraph-rsid="000f6548" style:font-name-asian="Times New Roman2" style:font-size-asian="9.5pt" style:language-asian="en" style:country-asian="US" style:font-name-complex="Palatino Linotype1" style:font-size-complex="9.5pt" style:language-complex="ar" style:country-complex="SA"/>
    </style:style>
    <style:style style:name="P3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style:font-name="Palatino Linotype" fo:font-size="9.5pt" fo:language="it" fo:country="IT" style:text-underline-style="solid" style:text-underline-width="auto" style:text-underline-color="font-color" officeooo:paragraph-rsid="000f6548" style:font-name-asian="Times New Roman2" style:font-size-asian="9.5pt" style:language-asian="en" style:country-asian="US" style:font-name-complex="Palatino Linotype1" style:font-size-complex="9.5pt" style:language-complex="ar" style:country-complex="SA"/>
    </style:style>
    <style:style style:name="P32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4" style:family="paragraph" style:parent-style-name="Standard">
      <style:paragraph-properties fo:margin-left="0.176cm" fo:margin-right="0cm" fo:margin-top="0.023cm" fo:margin-bottom="0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5" style:family="paragraph" style:parent-style-name="Standard">
      <style:paragraph-properties fo:margin-left="0.176cm" fo:margin-right="0cm" fo:margin-top="0.026cm" fo:margin-bottom="0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6" style:family="paragraph" style:parent-style-name="Standard">
      <style:paragraph-properties fo:margin-left="0.176cm" fo:margin-right="0cm" fo:margin-top="0.018cm" fo:margin-bottom="0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8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39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0f6548"/>
    </style:style>
    <style:style style:name="P40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1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0f6548"/>
    </style:style>
    <style:style style:name="P42" style:family="paragraph" style:parent-style-name="Standard">
      <style:paragraph-properties fo:margin-left="0.176cm" fo:margin-right="10.082cm" fo:margin-top="0.018cm" fo:margin-bottom="0.353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3" style:family="paragraph" style:parent-style-name="Standard">
      <style:paragraph-properties fo:margin-left="0.176cm" fo:margin-right="10.082cm" fo:margin-top="0.018cm" fo:margin-bottom="0.353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0f6548"/>
    </style:style>
    <style:style style:name="P44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5" style:family="paragraph" style:parent-style-name="Standard">
      <style:paragraph-properties fo:margin-left="0.176cm" fo:margin-right="2.746cm" fo:margin-top="0.018cm" fo:margin-bottom="0.353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6" style:family="paragraph" style:parent-style-name="Standard">
      <style:paragraph-properties fo:margin-left="0.176cm" fo:margin-right="2.746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7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8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49" style:family="paragraph" style:parent-style-name="Standard">
      <style:paragraph-properties fo:margin-left="0.176cm" fo:margin-right="8.091cm" fo:margin-top="0.018cm" fo:margin-bottom="0.353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50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51" style:family="paragraph" style:parent-style-name="Standard">
      <style:paragraph-properties fo:margin-left="0.176cm" fo:margin-right="7.34cm" fo:margin-top="0.018cm" fo:margin-bottom="0.353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52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53" style:family="paragraph" style:parent-style-name="Standard">
      <style:paragraph-properties fo:margin-left="0.176cm" fo:margin-right="9.34cm" fo:margin-top="0.018cm" fo:margin-bottom="0.353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0f6548"/>
    </style:style>
    <style:style style:name="P54" style:family="paragraph" style:parent-style-name="Subtitle">
      <style:paragraph-properties fo:text-align="start" style:justify-single-word="false"/>
      <style:text-properties officeooo:paragraph-rsid="000ac20b"/>
    </style:style>
    <style:style style:name="P55" style:family="paragraph" style:parent-style-name="Subtitle">
      <style:paragraph-properties fo:text-align="start" style:justify-single-word="false"/>
      <style:text-properties style:font-name="Calibri" fo:font-size="16pt" fo:font-style="italic" fo:font-weight="normal" officeooo:paragraph-rsid="000ac20b" style:font-size-asian="16pt" style:font-style-asian="italic" style:font-weight-asian="normal" style:font-size-complex="16pt" style:font-style-complex="italic" style:font-weight-complex="normal"/>
    </style:style>
    <style:style style:name="P56" style:family="paragraph" style:parent-style-name="Subtitle">
      <style:paragraph-properties fo:line-height="100%" fo:text-align="start" style:justify-single-word="false"/>
      <style:text-properties style:font-name="Calibri" fo:font-size="16pt" fo:font-style="italic" fo:font-weight="normal" officeooo:paragraph-rsid="000ca31c" style:font-size-asian="16pt" style:font-style-asian="italic" style:font-weight-asian="normal" style:font-size-complex="16pt" style:font-style-complex="italic" style:font-weight-complex="normal"/>
    </style:style>
    <style:style style:name="P57" style:family="paragraph" style:parent-style-name="Titolo_20_sommario">
      <style:text-properties fo:color="#333366" officeooo:rsid="002cb37d" officeooo:paragraph-rsid="000ac20b"/>
    </style:style>
    <style:style style:name="P58" style:family="paragraph" style:parent-style-name="Normale">
      <style:text-properties fo:color="#ffffff" officeooo:rsid="0015b3f0" officeooo:paragraph-rsid="000ac20b"/>
    </style:style>
    <style:style style:name="P59" style:family="paragraph" style:parent-style-name="Normale">
      <style:paragraph-properties fo:text-align="center" style:justify-single-word="false"/>
      <style:text-properties fo:color="#ffffff" style:font-name="Calibri" fo:font-size="32pt" officeooo:rsid="0015b3f0" officeooo:paragraph-rsid="000ac20b" style:font-size-asian="32pt" style:font-size-complex="32pt"/>
    </style:style>
    <style:style style:name="P60" style:family="paragraph" style:parent-style-name="Normale">
      <style:text-properties fo:color="#ffffff" style:font-name="Calibri" fo:font-size="14pt" officeooo:rsid="00175404" officeooo:paragraph-rsid="000ac20b" style:font-size-asian="14pt" style:font-size-complex="14pt"/>
    </style:style>
    <style:style style:name="P61" style:family="paragraph" style:parent-style-name="Normale">
      <style:text-properties fo:color="#ffffff" style:font-name="Calibri " officeooo:rsid="00175404" officeooo:paragraph-rsid="000ac20b"/>
    </style:style>
    <style:style style:name="P62" style:family="paragraph" style:parent-style-name="Normale">
      <style:text-properties fo:color="#000000" officeooo:rsid="00175404" officeooo:paragraph-rsid="000ac20b"/>
    </style:style>
    <style:style style:name="P63" style:family="paragraph" style:parent-style-name="Normale">
      <style:text-properties officeooo:paragraph-rsid="000ac20b"/>
    </style:style>
    <style:style style:name="P64" style:family="paragraph" style:parent-style-name="Normale">
      <style:text-properties officeooo:paragraph-rsid="000f6548"/>
    </style:style>
    <style:style style:name="P65" style:family="paragraph" style:parent-style-name="Normale" style:master-page-name="MPF0">
      <style:paragraph-properties style:page-number="auto" fo:break-before="page"/>
      <style:text-properties officeooo:paragraph-rsid="000ac20b"/>
    </style:style>
    <style:style style:name="P66" style:family="paragraph" style:parent-style-name="Title">
      <style:text-properties style:font-name="Cambria1" fo:font-size="26pt" fo:letter-spacing="normal" fo:font-weight="normal" officeooo:rsid="002cb37d" officeooo:paragraph-rsid="000ac20b" style:font-name-asian="Palatino Linotype1" style:font-size-asian="26pt" style:font-weight-asian="normal" style:font-size-complex="26pt" style:font-weight-complex="normal"/>
    </style:style>
    <style:style style:name="P67" style:family="paragraph" style:parent-style-name="Title">
      <style:paragraph-properties fo:text-align="center" style:justify-single-word="false"/>
      <style:text-properties style:font-name="Cambria1" fo:font-size="26pt" fo:letter-spacing="normal" officeooo:rsid="002cb37d" officeooo:paragraph-rsid="000ddc5d" style:font-name-asian="Palatino Linotype1" style:font-size-asian="26pt" style:font-size-complex="26pt"/>
    </style:style>
    <style:style style:name="P68" style:family="paragraph" style:parent-style-name="Title">
      <style:text-properties officeooo:paragraph-rsid="000f6548"/>
    </style:style>
    <style:style style:name="P69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0f6548" style:font-name-asian="Times New Roman2" style:font-size-asian="26pt" style:language-asian="en" style:country-asian="US" style:font-name-complex="Times New Roman2" style:font-size-complex="26pt" style:language-complex="ar" style:country-complex="SA"/>
    </style:style>
    <style:style style:name="P70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6pt" fo:letter-spacing="0.018cm" fo:language="it" fo:country="IT" officeooo:paragraph-rsid="000f6548" style:font-name-asian="Times New Roman2" style:font-size-asian="16pt" style:language-asian="en" style:country-asian="US" style:font-name-complex="Times New Roman2" style:font-size-complex="16pt" style:language-complex="ar" style:country-complex="SA"/>
    </style:style>
    <style:style style:name="P71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Palatino Linotype" fo:font-size="14pt" fo:letter-spacing="0.018cm" fo:language="it" fo:country="IT" officeooo:paragraph-rsid="000f6548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P72" style:family="paragraph" style:parent-style-name="Heading_20_1">
      <style:paragraph-properties fo:line-height="150%" fo:text-align="start" style:justify-single-word="false"/>
      <style:text-properties fo:color="#000000" style:font-name="Calibri" fo:font-size="18pt" fo:font-weight="normal" officeooo:paragraph-rsid="000ddc5d" style:font-size-asian="18pt" style:font-weight-asian="normal" style:font-size-complex="18pt" style:font-weight-complex="normal"/>
    </style:style>
    <style:style style:name="P73" style:family="paragraph" style:parent-style-name="Heading_20_1">
      <style:paragraph-properties fo:line-height="150%"/>
      <style:text-properties fo:color="#000000" style:font-name="Calibri" fo:font-size="18pt" fo:font-weight="normal" officeooo:paragraph-rsid="000ddc5d" style:font-size-asian="18pt" style:font-weight-asian="normal" style:font-size-complex="18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officeooo:paragraph-rsid="000ac20b" style:font-size-asian="16pt" style:font-style-asian="italic" style:font-weight-asian="normal" style:font-size-complex="16pt" style:font-style-complex="italic" style:font-weight-complex="normal"/>
    </style:style>
    <style:style style:name="P75" style:family="paragraph" style:parent-style-name="Text_20_body">
      <style:paragraph-properties fo:line-height="100%" fo:text-align="start" style:justify-single-word="false"/>
      <style:text-properties style:font-name="Calibri" fo:font-size="16pt" fo:font-style="italic" fo:font-weight="normal" officeooo:paragraph-rsid="000ca31c" style:font-size-asian="16pt" style:font-style-asian="italic" style:font-weight-asian="normal" style:font-size-complex="16pt" style:font-style-complex="italic" style:font-weight-complex="normal"/>
    </style:style>
    <style:style style:name="P76" style:family="paragraph" style:parent-style-name="Text_20_body">
      <style:paragraph-properties fo:text-align="start" style:justify-single-word="false"/>
      <style:text-properties officeooo:paragraph-rsid="000ac20b"/>
    </style:style>
    <style:style style:name="P77" style:family="paragraph" style:parent-style-name="Text_20_body">
      <style:paragraph-properties fo:line-height="150%" fo:text-align="start" style:justify-single-word="false"/>
      <style:text-properties officeooo:paragraph-rsid="000ddc5d"/>
    </style:style>
    <style:style style:name="P78" style:family="paragraph" style:parent-style-name="Text_20_body"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0cm" style:auto-text-indent="false" style:vertical-align="baseline"/>
      <style:text-properties style:font-name="Palatino Linotype" fo:font-size="9.5pt" fo:language="it" fo:country="IT" officeooo:paragraph-rsid="000f6548" style:font-size-asian="9.5pt" style:language-asian="it" style:country-asian="IT" style:font-name-complex="Times New Roman2" style:font-size-complex="9.5pt" style:language-complex="ar" style:country-complex="SA"/>
    </style:style>
    <style:style style:name="P79" style:family="paragraph">
      <style:paragraph-properties style:writing-mode="lr-tb" style:font-independent-line-spacing="false"/>
    </style:style>
    <style:style style:name="T1" style:family="text"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officeooo:rsid="0039fab7"/>
    </style:style>
    <style:style style:name="T4" style:family="text">
      <style:text-properties officeooo:rsid="000ac20b"/>
    </style:style>
    <style:style style:name="T5" style:family="text">
      <style:text-properties style:font-name="Cambria" fo:font-size="24pt" fo:font-weight="normal" style:font-size-asian="24pt" style:font-weight-asian="normal" style:font-size-complex="24pt" style:font-weight-complex="normal"/>
    </style:style>
    <style:style style:name="T6" style:family="text">
      <style:text-properties officeooo:rsid="004d0a57"/>
    </style:style>
    <style:style style:name="T7" style:family="text">
      <style:text-properties fo:color="#000000" style:font-name="Calibri" fo:font-size="18pt" fo:font-style="italic" fo:font-weight="normal" officeooo:rsid="004d0a57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color="#000000" style:font-name="Calibri" fo:font-size="18pt" fo:font-style="italic" fo:font-weight="normal" officeooo:rsid="004d0a57" style:font-name-asian="Palatino Linotype1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tyle="italic" officeooo:rsid="004d0a57" style:font-style-asian="italic" style:font-style-complex="italic"/>
    </style:style>
    <style:style style:name="T10" style:family="text">
      <style:text-properties fo:font-style="italic" officeooo:rsid="0036c94e" style:font-style-asian="italic" style:font-style-complex="italic"/>
    </style:style>
    <style:style style:name="T11" style:family="text">
      <style:text-properties fo:font-style="italic" officeooo:rsid="000f79e0" style:font-style-asian="italic" style:font-style-complex="italic"/>
    </style:style>
    <style:style style:name="T12" style:family="text">
      <style:text-properties fo:color="#fefffe" style:font-name="Palatino Linotype" fo:letter-spacing="0.005cm" style:font-name-asian="Palatino Linotype1" style:font-name-complex="Palatino Linotype1" style:text-scale="103%"/>
    </style:style>
    <style:style style:name="T13" style:family="text">
      <style:text-properties fo:color="#fefffe" style:font-name="Palatino Linotype" fo:letter-spacing="0.004cm" style:font-name-asian="Palatino Linotype1" style:font-name-complex="Palatino Linotype1" style:text-scale="103%"/>
    </style:style>
    <style:style style:name="T14" style:family="text">
      <style:text-properties fo:color="#fefffe" style:font-name="Palatino Linotype" fo:letter-spacing="0.002cm" style:font-name-asian="Palatino Linotype1" style:font-name-complex="Palatino Linotype1" style:text-scale="114%"/>
    </style:style>
    <style:style style:name="T15" style:family="text">
      <style:text-properties fo:color="#fefffe" style:font-name="Palatino Linotype" fo:letter-spacing="0.002cm" style:font-name-asian="Palatino Linotype1" style:font-name-complex="Palatino Linotype1" style:text-scale="103%"/>
    </style:style>
    <style:style style:name="T16" style:family="text">
      <style:text-properties fo:color="#fefffe" style:font-name="Palatino Linotype" fo:font-size="11pt" fo:letter-spacing="0.004cm" fo:language="it" fo:country="IT" fo:font-weight="bold" style:font-size-asian="11pt" style:language-asian="en" style:country-asian="US" style:font-weight-asian="bold" style:font-name-complex="Palatino Linotype1" style:font-size-complex="11pt" style:language-complex="ar" style:country-complex="SA" style:text-scale="103%"/>
    </style:style>
    <style:style style:name="T17" style:family="text">
      <style:text-properties fo:color="#fefffe" style:font-name="Palatino Linotype" fo:font-size="11pt" fo:letter-spacing="0.004cm" fo:language="it" fo:country="IT" style:font-size-asian="11pt" style:language-asian="en" style:country-asian="US" style:font-name-complex="Palatino Linotype1" style:font-size-complex="11pt" style:language-complex="ar" style:country-complex="SA"/>
    </style:style>
    <style:style style:name="T18" style:family="text">
      <style:text-properties fo:color="#fefffe" style:font-name="Palatino Linotype" fo:font-size="11pt" fo:letter-spacing="0.002cm" fo:language="it" fo:country="IT" fo:font-weight="bold" style:font-size-asian="11pt" style:language-asian="en" style:country-asian="US" style:font-weight-asian="bold" style:font-name-complex="Palatino Linotype1" style:font-size-complex="11pt" style:language-complex="ar" style:country-complex="SA" style:text-scale="103%"/>
    </style:style>
    <style:style style:name="T19" style:family="text">
      <style:text-properties fo:color="#fefffe" style:font-name="Palatino Linotype" fo:font-size="11pt" fo:letter-spacing="0.002cm" fo:language="it" fo:country="IT" fo:font-weight="bold" style:font-size-asian="11pt" style:language-asian="en" style:country-asian="US" style:font-weight-asian="bold" style:font-name-complex="Palatino Linotype1" style:font-size-complex="11pt" style:language-complex="ar" style:country-complex="SA" style:text-scale="114%"/>
    </style:style>
    <style:style style:name="T20" style:family="text">
      <style:text-properties fo:color="#3f403f" style:font-name="Palatino Linotype" fo:font-size="9.5pt" fo:letter-spacing="0.004cm" fo:font-weight="bold" style:font-name-asian="Palatino Linotype1" style:font-size-asian="9.5pt" style:font-weight-asian="bold" style:font-name-complex="Palatino Linotype1" style:font-size-complex="9.5pt" style:text-scale="103%"/>
    </style:style>
    <style:style style:name="T21" style:family="text">
      <style:text-properties fo:color="#3f403f" style:font-name="Palatino Linotype" fo:font-size="9.5pt" fo:letter-spacing="0.004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22" style:family="text">
      <style:text-properties fo:color="#3f403f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23" style:family="text">
      <style:text-properties fo:color="#3f403f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/>
    </style:style>
    <style:style style:name="T24" style:family="text">
      <style:text-properties fo:color="#3f403f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25" style:family="text">
      <style:text-properties fo:color="#3f403f" style:font-name="Palatino Linotype" fo:font-size="9.5pt" fo:letter-spacing="0.004cm" fo:language="en" fo:country="US" fo:font-style="italic" style:font-size-asian="9.5pt" style:language-asian="en" style:country-asian="US" style:font-style-asian="italic" style:font-name-complex="Palatino Linotype1" style:font-size-complex="9.5pt" style:language-complex="ar" style:country-complex="SA" style:text-scale="103%"/>
    </style:style>
    <style:style style:name="T26" style:family="text">
      <style:text-properties fo:color="#3f403f" style:font-name="Palatino Linotype" fo:font-size="9.5pt" fo:letter-spacing="0.004cm" fo:language="en" fo:country="US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27" style:family="text">
      <style:text-properties fo:color="#3f403f" style:font-name="Palatino Linotype" fo:font-size="9.5pt" fo:letter-spacing="0.005cm" fo:font-weight="bold" style:font-name-asian="Palatino Linotype1" style:font-size-asian="9.5pt" style:font-weight-asian="bold" style:font-name-complex="Palatino Linotype1" style:font-size-complex="9.5pt" style:text-scale="103%"/>
    </style:style>
    <style:style style:name="T28" style:family="text">
      <style:text-properties fo:color="#3f403f" style:font-name="Palatino Linotype" fo:font-size="9.5pt" fo:letter-spacing="0.005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29" style:family="text">
      <style:text-properties fo:color="#3f403f" style:font-name="Palatino Linotype" fo:font-size="9.5pt" fo:letter-spacing="0.005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30" style:family="text">
      <style:text-properties fo:color="#3f403f" style:font-name="Palatino Linotype" fo:font-size="9.5pt" fo:letter-spacing="0.005cm" fo:language="en" fo:country="US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31" style:family="text">
      <style:text-properties fo:color="#3f403f" style:font-name="Palatino Linotype" fo:font-size="9.5pt" fo:letter-spacing="0.002cm" fo:font-weight="bold" style:font-name-asian="Palatino Linotype1" style:font-size-asian="9.5pt" style:font-weight-asian="bold" style:font-name-complex="Palatino Linotype1" style:font-size-complex="9.5pt" style:text-scale="103%"/>
    </style:style>
    <style:style style:name="T32" style:family="text">
      <style:text-properties fo:color="#3f403f" style:font-name="Palatino Linotype" fo:font-size="9.5pt" fo:letter-spacing="0.002cm" style:font-name-asian="Palatino Linotype1" style:font-size-asian="9.5pt" style:font-name-complex="Palatino Linotype1" style:font-size-complex="9.5pt" style:text-scale="103%"/>
    </style:style>
    <style:style style:name="T33" style:family="text">
      <style:text-properties fo:color="#3f403f" style:font-name="Palatino Linotype" fo:font-size="9.5pt" fo:letter-spacing="0.002cm" fo:font-style="italic" style:font-name-asian="Palatino Linotype1" style:font-size-asian="9.5pt" style:font-style-asian="italic" style:font-name-complex="Palatino Linotype1" style:font-size-complex="9.5pt" style:text-scale="103%"/>
    </style:style>
    <style:style style:name="T34" style:family="text">
      <style:text-properties fo:color="#3f403f" style:font-name="Palatino Linotype" fo:font-size="9.5pt" fo:letter-spacing="0.002cm" fo:language="en" fo:country="US" style:font-name-asian="Palatino Linotype1" style:font-size-asian="9.5pt" style:font-name-complex="Palatino Linotype1" style:font-size-complex="9.5pt" style:text-scale="103%"/>
    </style:style>
    <style:style style:name="T35" style:family="text">
      <style:text-properties fo:color="#3f403f" style:font-name="Palatino Linotype" fo:font-size="9.5pt" fo:letter-spacing="0.002cm" fo:language="en" fo:country="US" fo:font-weight="bold" style:font-name-asian="Palatino Linotype1" style:font-size-asian="9.5pt" style:font-weight-asian="bold" style:font-name-complex="Palatino Linotype1" style:font-size-complex="9.5pt" style:text-scale="103%"/>
    </style:style>
    <style:style style:name="T36" style:family="text">
      <style:text-properties fo:color="#3f403f" style:font-name="Palatino Linotype" fo:font-size="9.5pt" fo:letter-spacing="0.002cm" fo:language="en" fo:country="US" fo:font-style="italic" style:font-size-asian="9.5pt" style:language-asian="en" style:country-asian="US" style:font-style-asian="italic" style:font-name-complex="Palatino Linotype1" style:font-size-complex="9.5pt" style:language-complex="ar" style:country-complex="SA" style:text-scale="103%"/>
    </style:style>
    <style:style style:name="T37" style:family="text">
      <style:text-properties fo:color="#3f403f" style:font-name="Palatino Linotype" fo:font-size="9.5pt" fo:letter-spacing="0.002cm" fo:language="en" fo:country="US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38" style:family="text">
      <style:text-properties fo:color="#3f403f" style:font-name="Palatino Linotype" fo:font-size="9.5pt" fo:letter-spacing="0.002cm" fo:language="en" fo:country="US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39" style:family="text">
      <style:text-properties fo:color="#3f403f" style:font-name="Palatino Linotype" fo:font-size="9.5pt" fo:letter-spacing="0.002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40" style:family="text">
      <style:text-properties fo:color="#3f403f" style:font-name="Palatino Linotype" fo:font-size="9.5pt" fo:letter-spacing="0.002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14%"/>
    </style:style>
    <style:style style:name="T41" style:family="text">
      <style:text-properties fo:color="#3f403f" style:font-name="Palatino Linotype" fo:font-size="9.5pt" fo:letter-spacing="0.002cm" fo:language="it" fo:country="IT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42" style:family="text">
      <style:text-properties fo:color="#3f403f" style:font-name="Palatino Linotype" fo:font-size="9.5pt" fo:letter-spacing="0.002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43" style:family="text">
      <style:text-properties fo:color="#3f403f" style:font-name="Palatino Linotype" fo:font-size="9.5pt" fo:font-weight="bold" style:font-name-asian="Palatino Linotype1" style:font-size-asian="9.5pt" style:font-weight-asian="bold" style:font-name-complex="Palatino Linotype1" style:font-size-complex="9.5pt" style:text-scale="114%"/>
    </style:style>
    <style:style style:name="T44" style:family="text">
      <style:text-properties fo:color="#3f403f" style:font-name="Palatino Linotype" fo:font-size="9.5pt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45" style:family="text">
      <style:text-properties fo:color="#3f403f" style:font-name="Palatino Linotype" fo:font-size="9.5pt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14%"/>
    </style:style>
    <style:style style:name="T46" style:family="text">
      <style:text-properties fo:color="#3f403f" style:font-name="Palatino Linotype" fo:font-size="9.5pt" fo:language="en" fo:country="US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47" style:family="text">
      <style:text-properties fo:color="#3f403f" style:font-name="Times New Roman" fo:font-size="9.5pt" style:font-name-asian="Times New Roman2" style:font-size-asian="9.5pt" style:font-name-complex="Times New Roman2" style:font-size-complex="9.5pt" style:text-scale="136%"/>
    </style:style>
    <style:style style:name="T48" style:family="text">
      <style:text-properties fo:color="#3f403f" style:font-name="Times New Roman" fo:font-size="9.5pt" fo:letter-spacing="0.019cm" style:font-name-asian="Times New Roman2" style:font-size-asian="9.5pt" style:font-name-complex="Times New Roman2" style:font-size-complex="9.5pt" style:text-scale="136%"/>
    </style:style>
    <style:style style:name="T49" style:family="text">
      <style:text-properties fo:color="#3f403f" style:font-name="Times New Roman" fo:font-size="9.5pt" fo:letter-spacing="0.019cm" fo:language="en" fo:country="US" style:font-name-asian="Times New Roman2" style:font-size-asian="9.5pt" style:font-name-complex="Times New Roman2" style:font-size-complex="9.5pt" style:text-scale="136%"/>
    </style:style>
    <style:style style:name="T50" style:family="text">
      <style:text-properties fo:color="#3f403f" style:font-name="Times New Roman" fo:font-size="9.5pt" fo:language="en" fo:country="US" style:font-name-asian="Times New Roman2" style:font-size-asian="9.5pt" style:font-name-complex="Times New Roman2" style:font-size-complex="9.5pt" style:text-scale="136%"/>
    </style:style>
    <style:style style:name="T51" style:family="text">
      <style:text-properties fo:color="#3f403f" style:text-position="5% 100%" style:font-name="Palatino Linotype" fo:font-size="9.5pt" fo:letter-spacing="0.004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52" style:family="text">
      <style:text-properties fo:color="#3f403f" style:text-position="5% 100%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53" style:family="text">
      <style:text-properties fo:color="#3f403f" style:text-position="5% 100%" style:font-name="Palatino Linotype" fo:font-size="9.5pt" fo:letter-spacing="0.002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54" style:family="text">
      <style:text-properties fo:color="#3f403f" style:text-position="5% 100%" style:font-name="Palatino Linotype" fo:font-size="9.5pt" fo:letter-spacing="0.002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14%"/>
    </style:style>
    <style:style style:name="T55" style:family="text">
      <style:text-properties fo:color="#3f403f" style:text-position="5% 100%" style:font-name="Palatino Linotype" fo:font-size="9.5pt" fo:letter-spacing="0.002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56" style:family="text">
      <style:text-properties fo:color="#3f403f" style:text-position="5% 100%" style:font-name="Palatino Linotype" fo:font-size="9.5pt" fo:letter-spacing="0.005cm" fo:language="it" fo:country="IT" fo:font-weight="bold" style:font-size-asian="9.5pt" style:language-asian="en" style:country-asian="US" style:font-weight-asian="bold" style:font-name-complex="Palatino Linotype1" style:font-size-complex="9.5pt" style:language-complex="ar" style:country-complex="SA" style:text-scale="103%"/>
    </style:style>
    <style:style style:name="T57" style:family="text">
      <style:text-properties officeooo:rsid="001ed52d" style:font-name-asian="Palatino Linotype1"/>
    </style:style>
    <style:style style:name="T58" style:family="text">
      <style:text-properties officeooo:rsid="000f6548" style:font-name-asian="Palatino Linotype1"/>
    </style:style>
    <style:style style:name="T59" style:family="text">
      <style:text-properties fo:color="#7db505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60" style:family="text">
      <style:text-properties fo:color="#7db505" style:font-name="Palatino Linotype" fo:font-size="9.5pt" fo:letter-spacing="0.005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61" style:family="text">
      <style:text-properties fo:color="#7db505" style:font-name="Palatino Linotype" fo:font-size="9.5pt" fo:language="it" fo:country="IT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62" style:family="text">
      <style:text-properties fo:color="#323e4f" style:font-name="Palatino Linotype" fo:font-size="9.5pt" fo:language="it" fo:country="IT" style:font-size-asian="9.5pt" style:language-asian="en" style:country-asian="US" style:font-name-complex="Times New Roman2" style:font-size-complex="9.5pt" style:language-complex="ar" style:country-complex="SA" style:text-scale="103%"/>
    </style:style>
    <style:style style:name="T63" style:family="text">
      <style:text-properties fo:color="#323e4f" style:font-name="Palatino Linotype" fo:font-size="9.5pt" fo:language="it" fo:country="IT" style:font-size-asian="9.5pt" style:language-asian="en" style:country-asian="US" style:font-name-complex="Times New Roman2" style:font-size-complex="9.5pt" style:language-complex="ar" style:country-complex="SA"/>
    </style:style>
    <style:style style:name="T64" style:family="text">
      <style:text-properties fo:color="#323e4f" style:font-name="Palatino Linotype" fo:font-size="9.5pt" fo:language="it" fo:country="IT" style:font-size-asian="9.5pt" style:language-asian="en" style:country-asian="US" style:font-name-complex="Palatino Linotype1" style:font-size-complex="9.5pt" style:language-complex="ar" style:country-complex="SA"/>
    </style:style>
    <style:style style:name="T65" style:family="text">
      <style:text-properties fo:color="#323e4f" style:font-name="Palatino Linotype" fo:font-size="9.5pt" fo:language="it" fo:country="IT" style:font-size-asian="9.5pt" style:language-asian="en" style:country-asian="US" style:font-name-complex="Calibri2" style:font-size-complex="9.5pt" style:language-complex="ar" style:country-complex="SA"/>
    </style:style>
    <style:style style:name="T66" style:family="text">
      <style:text-properties style:font-name="Palatino Linotype" fo:font-size="9.5pt" fo:language="it" fo:country="IT" style:font-size-asian="9.5pt" style:language-asian="en" style:country-asian="US" style:font-name-complex="Times New Roman2" style:font-size-complex="9.5pt" style:language-complex="ar" style:country-complex="SA"/>
    </style:style>
    <style:style style:name="T67" style:family="text">
      <style:text-properties style:font-name="Palatino Linotype" fo:font-size="9.5pt" fo:language="it" fo:country="IT" style:font-size-asian="9.5pt" style:language-asian="en" style:country-asian="US" style:font-name-complex="Times New Roman2" style:font-size-complex="9.5pt" style:language-complex="ar" style:country-complex="SA" style:text-scale="103%"/>
    </style:style>
    <style:style style:name="T68" style:family="text">
      <style:text-properties style:font-name="Palatino Linotype" fo:font-size="9.5pt" fo:language="it" fo:country="IT" style:font-size-asian="9.5pt" style:language-asian="en" style:country-asian="US" style:font-name-complex="Palatino Linotype1" style:font-size-complex="9.5pt" style:language-complex="ar" style:country-complex="SA"/>
    </style:style>
    <style:style style:name="T69" style:family="text">
      <style:text-properties fo:color="#00b050" style:font-name="Palatino Linotype" fo:font-size="9.5pt" fo:letter-spacing="0.004cm" fo:language="it" fo:country="IT" style:font-size-asian="9.5pt" style:language-asian="en" style:country-asian="US" style:font-name-complex="Palatino Linotype1" style:font-size-complex="9.5pt" style:language-complex="ar" style:country-complex="SA" style:text-scale="103%"/>
    </style:style>
    <style:style style:name="T70" style:family="text">
      <style:text-properties fo:color="#00b050" style:font-name="Palatino Linotype" fo:font-size="9.5pt" fo:language="it" fo:country="IT" style:font-size-asian="9.5pt" style:language-asian="en" style:country-asian="US" style:font-name-complex="Palatino Linotype1" style:font-size-complex="9.5pt" style:language-complex="ar" style:country-complex="SA" style:text-scale="93%"/>
    </style:style>
    <style:style style:name="T71" style:family="text">
      <style:text-properties officeooo:rsid="000f79e0"/>
    </style:style>
    <style:style style:name="T72" style:family="text">
      <style:text-properties fo:font-style="normal" officeooo:rsid="0036c94e" style:font-style-asian="normal" style:font-style-complex="normal"/>
    </style:style>
    <style:style style:name="T73" style:family="text">
      <style:text-properties fo:font-style="normal" officeooo:rsid="000f79e0" style:font-style-asian="normal" style:font-style-complex="normal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min-height="11.181cm" fo:min-width="14.256cm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Rettangolo 6" draw:style-name="gr1" draw:text-style-name="P79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65"><text:tab/><text:tab/><text:tab/></text:p>
      <text:p text:style-name="P59">INGEGNERIA DEL SOFTWARE:</text:p>
      <text:p text:style-name="P59">MONOPOLY</text:p>
      <text:p text:style-name="P59"/>
      <text:p text:style-name="P58"/>
      <text:p text:style-name="P60">Documentazione del progetto “Elaborato 2014/2015”</text:p>
      <text:p text:style-name="P58"/>
      <text:p text:style-name="P58"/>
      <text:p text:style-name="P58"/>
      <text:p text:style-name="P61">Università degli Studi di Brescia</text:p>
      <text:p text:style-name="P61"/>
      <text:p text:style-name="P61"><draw:g text:anchor-type="paragraph" draw:z-index="1" draw:name="Gruppo 7" draw:style-name="gr2"><draw:custom-shape draw:name="AutoShape 8" draw:style-name="gr3" svg:width="0.941cm" svg:height="2.057cm" draw:transform="rotate (-1.5707963267949) translate (16.1360555555556cm 1.68451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1360555555556cm 1.07344444444444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1360555555556cm 0.463902777777778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61"/>
      <text:p text:style-name="P61">Via Branze 38</text:p>
      <text:p text:style-name="P61"/>
      <text:p text:style-name="P61">25231- Brescia</text:p>
      <text:p text:style-name="P62"/>
      <text:p text:style-name="P58"/>
      <text:p text:style-name="P66">Relazione dell'elaborato, parte <text:span text:style-name="T4">2</text:span></text:p>
      <text:p text:style-name="P57"><text:span text:style-name="T5">Autori</text:span></text:p>
      <text:p text:style-name="P63"/>
      <text:p text:style-name="P56">Nome: Falleti Davide</text:p>
      <text:p text:style-name="P56">Matricola: <text:span text:style-name="T3">85973</text:span></text:p>
      <text:p text:style-name="P75"/>
      <text:p text:style-name="P55">Nome: Mele Fabrizio</text:p>
      <text:p text:style-name="P55">Matricola: <text:span text:style-name="T3">85971</text:span></text:p>
      <text:p text:style-name="P74"/>
      <text:p text:style-name="P55">Nome: Cordioli Francesco</text:p>
      <text:p text:style-name="P54"><text:span text:style-name="T1">Matricola: </text:span><text:span text:style-name="T2">86538</text:span></text:p>
      <text:p text:style-name="P76"><text:span text:style-name="T2"/></text:p>
      <text:p text:style-name="P67"><text:soft-page-break/>Sommario</text:p>
      <text:list xml:id="list1804317499018623488" text:style-name="Numbering_20_1">
        <text:list-item>
          <text:h text:style-name="P73" text:outline-level="1"><text:span text:style-name="T71">Refactoring</text:span>...................................................................<text:span text:style-name="T71">3</text:span></text:h>
        </text:list-item>
        <text:list-item>
          <text:h text:style-name="P72" text:outline-level="1"><text:span text:style-name="T73">Test di regressione...............</text:span><text:span text:style-name="T10">........................................</text:span><text:span text:style-name="T11">5</text:span></text:h>
        </text:list-item>
      </text:list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77"><text:span text:style-name="T7"/></text:p>
      <text:p text:style-name="P68"><text:span text:style-name="T8"/></text:p>
      <text:p text:style-name="P68"><text:soft-page-break/><text:span text:style-name="T57">R</text:span><text:span text:style-name="T58">efactoring</text:span></text:p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text:span text:style-name="T12">N</text:span><text:span text:style-name="T13">o</text:span><text:span text:style-name="T12">m</text:span><text:span text:style-name="T13">e</text:span><text:span text:style-name="T14"> </text:span><text:span text:style-name="T13">C</text:span><text:span text:style-name="T15">l</text:span><text:span text:style-name="T13">a</text:span><text:span text:style-name="T15">ss</text:span><text:span text:style-name="T13">e </text:span></text:p>
          </table:table-cell>
          <table:table-cell table:style-name="Tabella1.A1" office:value-type="string">
            <text:p text:style-name="P5"><text:span text:style-name="T13">Giocatore</text:span></text:p>
          </table:table-cell>
        </table:table-row>
        <table:table-row table:style-name="Tabella1.2">
          <table:table-cell table:style-name="Tabella1.A2" office:value-type="string">
            <text:p text:style-name="P4"><text:span text:style-name="T20">Rena</text:span><text:span text:style-name="T27">m</text:span><text:span text:style-name="T31">i</text:span><text:span text:style-name="T20">ng</text:span><text:span text:style-name="T43"> </text:span></text:p>
          </table:table-cell>
          <table:table-cell table:style-name="Tabella1.A2" office:value-type="string">
            <text:p text:style-name="P6"/>
            <text:p text:style-name="P9"><text:span text:style-name="T32">Metodo </text:span><text:span text:style-name="T33">programma()</text:span></text:p>
            <text:p text:style-name="P9"><text:span text:style-name="T47">• <text:s text:c="2"/></text:span><text:span text:style-name="T48"><text:s/></text:span><text:span text:style-name="T32">attributo </text:span><text:span text:style-name="T31">titolo </text:span><text:span text:style-name="T32">in</text:span><text:span text:style-name="T31"> titoloMenu</text:span><text:span text:style-name="T32"> </text:span></text:p>
            <text:p text:style-name="P9"><text:span text:style-name="T47">• <text:s text:c="2"/></text:span><text:span text:style-name="T48"><text:s/></text:span><text:span text:style-name="T32">attributo </text:span><text:span text:style-name="T31">scelte </text:span><text:span text:style-name="T32">in</text:span><text:span text:style-name="T31"> opzioniMenu</text:span><text:span text:style-name="T32"> </text:span></text:p>
            <text:p text:style-name="P11"><text:span text:style-name="T47">• <text:s text:c="2"/></text:span><text:span text:style-name="T48"><text:s/></text:span><text:span text:style-name="T32">attributo </text:span><text:span text:style-name="T31">voci </text:span><text:span text:style-name="T32">in</text:span><text:span text:style-name="T31"> vociSceltaBinaria</text:span></text:p>
            <text:p text:style-name="P11"><text:span text:style-name="T47">• <text:s text:c="2"/></text:span><text:span text:style-name="T48"><text:s/></text:span><text:span text:style-name="T32">attributo </text:span><text:span text:style-name="T31">calcolo </text:span><text:span text:style-name="T32">in</text:span><text:span text:style-name="T31"> calcoloProbabilita</text:span></text:p>
            <text:p text:style-name="P10"/>
          </table:table-cell>
        </table:table-row>
        <table:table-row table:style-name="Tabella1.3">
          <table:table-cell table:style-name="Tabella1.A2" office:value-type="string">
            <text:p text:style-name="P4"><text:span text:style-name="T20">Add</text:span></text:p>
          </table:table-cell>
          <table:table-cell table:style-name="Tabella1.A2" office:value-type="string">
            <text:p text:style-name="P9"><text:span text:style-name="T47">• <text:s text:c="2"/></text:span><text:span text:style-name="T48"><text:s/></text:span><text:span text:style-name="T32">costante </text:span><text:span text:style-name="T31">NUMERO_DADI</text:span></text:p>
            <text:p text:style-name="P9"><text:span text:style-name="T47">• <text:s text:c="2"/></text:span><text:span text:style-name="T48"><text:s/></text:span><text:span text:style-name="T32">costante </text:span><text:span text:style-name="T31">FACCE_DADI</text:span></text:p>
            <text:p text:style-name="P7"/>
          </table:table-cell>
        </table:table-row>
      </table:table>
      <text:p text:style-name="P2"><text:span text:style-name="T7"/></text:p>
      <text:p text:style-name="P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5"><text:span text:style-name="T12">N</text:span><text:span text:style-name="T13">o</text:span><text:span text:style-name="T12">m</text:span><text:span text:style-name="T13">e</text:span><text:span text:style-name="T14"> </text:span><text:span text:style-name="T13">C</text:span><text:span text:style-name="T15">l</text:span><text:span text:style-name="T13">a</text:span><text:span text:style-name="T15">ss</text:span><text:span text:style-name="T13">e </text:span></text:p>
          </table:table-cell>
          <table:table-cell table:style-name="Tabella2.A1" office:value-type="string">
            <text:p text:style-name="P5"><text:span text:style-name="T13">Monopoly</text:span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0">Rena</text:span><text:span text:style-name="T27">m</text:span><text:span text:style-name="T31">i</text:span><text:span text:style-name="T20">ng</text:span><text:span text:style-name="T43"> </text:span></text:p>
          </table:table-cell>
          <table:table-cell table:style-name="Tabella2.A2" office:value-type="string">
            <text:p text:style-name="P6"/>
            <text:p text:style-name="P9"><text:span text:style-name="T32">Metodo </text:span><text:span text:style-name="T33">programma()</text:span></text:p>
            <text:p text:style-name="P9"><text:span text:style-name="T47">• <text:s text:c="2"/></text:span><text:span text:style-name="T48"><text:s/></text:span><text:span text:style-name="T32">attributo </text:span><text:span text:style-name="T31">titolo </text:span><text:span text:style-name="T32">in</text:span><text:span text:style-name="T31"> titoloMenu</text:span><text:span text:style-name="T32"> </text:span></text:p>
            <text:p text:style-name="P9"><text:span text:style-name="T47">• <text:s text:c="2"/></text:span><text:span text:style-name="T48"><text:s/></text:span><text:span text:style-name="T32">attributo </text:span><text:span text:style-name="T31">scelte </text:span><text:span text:style-name="T32">in</text:span><text:span text:style-name="T31"> opzioniMenu</text:span><text:span text:style-name="T32"> </text:span></text:p>
            <text:p text:style-name="P11"><text:span text:style-name="T47">• <text:s text:c="2"/></text:span><text:span text:style-name="T48"><text:s/></text:span><text:span text:style-name="T32">attributo </text:span><text:span text:style-name="T31">voci </text:span><text:span text:style-name="T32">in</text:span><text:span text:style-name="T31"> vociSceltaBinaria</text:span></text:p>
            <text:p text:style-name="P11"><text:span text:style-name="T47">• <text:s text:c="2"/></text:span><text:span text:style-name="T48"><text:s/></text:span><text:span text:style-name="T32">attributo </text:span><text:span text:style-name="T31">calcolo </text:span><text:span text:style-name="T32">in</text:span><text:span text:style-name="T31"> calcoloProbabilita</text:span></text:p>
            <text:p text:style-name="P10"/>
          </table:table-cell>
        </table:table-row>
        <table:table-row table:style-name="Tabella2.3">
          <table:table-cell table:style-name="Tabella2.A2" office:value-type="string">
            <text:p text:style-name="P4"><text:span text:style-name="T20">Add</text:span></text:p>
          </table:table-cell>
          <table:table-cell table:style-name="Tabella2.A2" office:value-type="string">
            <text:p text:style-name="P9"><text:span text:style-name="T50">• <text:s text:c="2"/></text:span><text:span text:style-name="T49"><text:s/></text:span><text:span text:style-name="T34">costante </text:span><text:span text:style-name="T35">MAX_PLAYERS</text:span></text:p>
            <text:p text:style-name="P9"><text:span text:style-name="T50">• <text:s text:c="2"/></text:span><text:span text:style-name="T49"><text:s/></text:span><text:span text:style-name="T34">costante </text:span><text:span text:style-name="T35">MIN_PLAYERS</text:span></text:p>
            <text:p text:style-name="P8"/>
          </table:table-cell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><text:span text:style-name="T12">N</text:span><text:span text:style-name="T13">o</text:span><text:span text:style-name="T12">m</text:span><text:span text:style-name="T13">e</text:span><text:span text:style-name="T14"> </text:span><text:span text:style-name="T13">C</text:span><text:span text:style-name="T15">l</text:span><text:span text:style-name="T13">a</text:span><text:span text:style-name="T15">ss</text:span><text:span text:style-name="T13">e </text:span></text:p>
          </table:table-cell>
          <table:table-cell table:style-name="Tabella3.A1" office:value-type="string">
            <text:p text:style-name="P5"><text:span text:style-name="T13">Partita</text:span></text:p>
          </table:table-cell>
        </table:table-row>
        <table:table-row table:style-name="Tabella3.2">
          <table:table-cell table:style-name="Tabella3.A2" office:value-type="string">
            <text:p text:style-name="P4"><text:span text:style-name="T20">Rena</text:span><text:span text:style-name="T27">m</text:span><text:span text:style-name="T31">i</text:span><text:span text:style-name="T20">ng</text:span><text:span text:style-name="T43"> </text:span></text:p>
          </table:table-cell>
          <table:table-cell table:style-name="Tabella3.A2" office:value-type="string">
            <text:p text:style-name="P6"/>
            <text:p text:style-name="P9"><text:span text:style-name="T32">Metodo </text:span><text:span text:style-name="T33">programma()</text:span></text:p>
            <text:p text:style-name="P9"><text:span text:style-name="T47">• <text:s text:c="2"/></text:span><text:span text:style-name="T48"><text:s/></text:span><text:span text:style-name="T32">attributo </text:span><text:span text:style-name="T31">titolo </text:span><text:span text:style-name="T32">in</text:span><text:span text:style-name="T31"> titoloMenu</text:span><text:span text:style-name="T32"> </text:span></text:p>
            <text:p text:style-name="P9"><text:span text:style-name="T47">• <text:s text:c="2"/></text:span><text:span text:style-name="T48"><text:s/></text:span><text:span text:style-name="T32">attributo </text:span><text:span text:style-name="T31">scelte </text:span><text:span text:style-name="T32">in</text:span><text:span text:style-name="T31"> opzioniMenu</text:span><text:span text:style-name="T32"> </text:span></text:p>
            <text:p text:style-name="P11"><text:span text:style-name="T47">• <text:s text:c="2"/></text:span><text:span text:style-name="T48"><text:s/></text:span><text:span text:style-name="T32">attributo </text:span><text:span text:style-name="T31">voci </text:span><text:span text:style-name="T32">in</text:span><text:span text:style-name="T31"> vociSceltaBinaria</text:span></text:p>
            <text:p text:style-name="P11"><text:span text:style-name="T47">• <text:s text:c="2"/></text:span><text:span text:style-name="T48"><text:s/></text:span><text:span text:style-name="T32">attributo </text:span><text:span text:style-name="T31">calcolo </text:span><text:span text:style-name="T32">in</text:span><text:span text:style-name="T31"> calcoloProbabilita</text:span></text:p>
            <text:p text:style-name="P10"/>
          </table:table-cell>
        </table:table-row>
        <text:soft-page-break/>
        <table:table-row table:style-name="Tabella3.3">
          <table:table-cell table:style-name="Tabella3.A2" office:value-type="string">
            <text:p text:style-name="P4"><text:span text:style-name="T20">Add</text:span></text:p>
          </table:table-cell>
          <table:table-cell table:style-name="Tabella3.A2" office:value-type="string">
            <text:p text:style-name="P9"><text:span text:style-name="T47">• <text:s text:c="2"/></text:span><text:span text:style-name="T48"><text:s/></text:span><text:span text:style-name="T32">costante </text:span><text:span text:style-name="T31">MOLTIPLICATORE_COLORE_POSSEDUTO</text:span></text:p>
            <text:p text:style-name="P9"><text:span text:style-name="T47">• <text:s text:c="2"/></text:span><text:span text:style-name="T48"><text:s/></text:span><text:span text:style-name="T32">costante </text:span><text:span text:style-name="T31">MOLTIPLICATORE_COLORE_NON_POSSEDUTO</text:span></text:p>
            <text:p text:style-name="P9"><text:span text:style-name="T47">• <text:s text:c="2"/></text:span><text:span text:style-name="T48"><text:s/></text:span><text:span text:style-name="T32">costante </text:span><text:span text:style-name="T31">FACCE_DADI</text:span></text:p>
            <text:p text:style-name="P9"><text:span text:style-name="T47">• <text:s text:c="2"/></text:span><text:span text:style-name="T48"><text:s/></text:span><text:span text:style-name="T32">costante </text:span><text:span text:style-name="T31">NUMERO_DADI</text:span></text:p>
            <text:p text:style-name="P7"/>
          </table:table-cell>
        </table:table-row>
      </table:table>
      <text:p text:style-name="P1"/>
      <text:p text:style-name="P1"/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5"><text:span text:style-name="T12">N</text:span><text:span text:style-name="T13">o</text:span><text:span text:style-name="T12">m</text:span><text:span text:style-name="T13">e</text:span><text:span text:style-name="T14"> </text:span><text:span text:style-name="T13">C</text:span><text:span text:style-name="T15">l</text:span><text:span text:style-name="T13">a</text:span><text:span text:style-name="T15">ss</text:span><text:span text:style-name="T13">e </text:span></text:p>
          </table:table-cell>
          <table:table-cell table:style-name="Tabella4.A1" office:value-type="string">
            <text:p text:style-name="P5"><text:span text:style-name="T13">Proprietà</text:span></text:p>
          </table:table-cell>
        </table:table-row>
        <table:table-row table:style-name="Tabella4.2">
          <table:table-cell table:style-name="Tabella4.A2" office:value-type="string">
            <text:p text:style-name="P4"><text:span text:style-name="T20">Rena</text:span><text:span text:style-name="T27">m</text:span><text:span text:style-name="T31">i</text:span><text:span text:style-name="T20">ng</text:span><text:span text:style-name="T43"> </text:span></text:p>
          </table:table-cell>
          <table:table-cell table:style-name="Tabella4.A2" office:value-type="string">
            <text:p text:style-name="P6"/>
            <text:p text:style-name="P9"><text:span text:style-name="T32">Metodo </text:span><text:span text:style-name="T33">programma()</text:span></text:p>
            <text:p text:style-name="P9"><text:span text:style-name="T47">• <text:s text:c="2"/></text:span><text:span text:style-name="T48"><text:s/></text:span><text:span text:style-name="T32">attributo </text:span><text:span text:style-name="T31">titolo </text:span><text:span text:style-name="T32">in</text:span><text:span text:style-name="T31"> titoloMenu</text:span><text:span text:style-name="T32"> </text:span></text:p>
            <text:p text:style-name="P9"><text:span text:style-name="T47">• <text:s text:c="2"/></text:span><text:span text:style-name="T48"><text:s/></text:span><text:span text:style-name="T32">attributo </text:span><text:span text:style-name="T31">scelte </text:span><text:span text:style-name="T32">in</text:span><text:span text:style-name="T31"> opzioniMenu</text:span><text:span text:style-name="T32"> </text:span></text:p>
            <text:p text:style-name="P11"><text:span text:style-name="T47">• <text:s text:c="2"/></text:span><text:span text:style-name="T48"><text:s/></text:span><text:span text:style-name="T32">attributo </text:span><text:span text:style-name="T31">voci </text:span><text:span text:style-name="T32">in</text:span><text:span text:style-name="T31"> vociSceltaBinaria</text:span></text:p>
            <text:p text:style-name="P11"><text:span text:style-name="T47">• <text:s text:c="2"/></text:span><text:span text:style-name="T48"><text:s/></text:span><text:span text:style-name="T32">attributo </text:span><text:span text:style-name="T31">calcolo </text:span><text:span text:style-name="T32">in</text:span><text:span text:style-name="T31"> calcoloProbabilita</text:span></text:p>
            <text:p text:style-name="P10"/>
          </table:table-cell>
        </table:table-row>
        <table:table-row table:style-name="Tabella4.3">
          <table:table-cell table:style-name="Tabella4.A2" office:value-type="string">
            <text:p text:style-name="P4"><text:span text:style-name="T20">Add</text:span></text:p>
          </table:table-cell>
          <table:table-cell table:style-name="Tabella4.A2" office:value-type="string">
            <text:p text:style-name="P9"><text:span text:style-name="T47">• <text:s text:c="2"/></text:span><text:span text:style-name="T48"><text:s/></text:span><text:span text:style-name="T32">costante </text:span><text:span text:style-name="T31">MOLTIPLICATORE_AFFITTO_PERCENTUALE</text:span></text:p>
            <text:p text:style-name="P7"/>
          </table:table-cell>
        </table:table-row>
      </table:table>
      <text:p text:style-name="P1"/>
      <text:p text:style-name="P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5"><text:span text:style-name="T12">N</text:span><text:span text:style-name="T13">o</text:span><text:span text:style-name="T12">m</text:span><text:span text:style-name="T13">e</text:span><text:span text:style-name="T14"> </text:span><text:span text:style-name="T13">C</text:span><text:span text:style-name="T15">l</text:span><text:span text:style-name="T13">a</text:span><text:span text:style-name="T15">ss</text:span><text:span text:style-name="T13">e </text:span></text:p>
          </table:table-cell>
          <table:table-cell table:style-name="Tabella5.A1" office:value-type="string">
            <text:p text:style-name="P5"><text:span text:style-name="T13">Terreno</text:span></text:p>
          </table:table-cell>
        </table:table-row>
        <table:table-row table:style-name="Tabella5.2">
          <table:table-cell table:style-name="Tabella5.A2" office:value-type="string">
            <text:p text:style-name="P4"><text:span text:style-name="T20">Rena</text:span><text:span text:style-name="T27">m</text:span><text:span text:style-name="T31">i</text:span><text:span text:style-name="T20">ng</text:span><text:span text:style-name="T43"> </text:span></text:p>
          </table:table-cell>
          <table:table-cell table:style-name="Tabella5.A2" office:value-type="string">
            <text:p text:style-name="P6"/>
            <text:p text:style-name="P9"><text:span text:style-name="T32">Metodo </text:span><text:span text:style-name="T33">programma()</text:span></text:p>
            <text:p text:style-name="P9"><text:span text:style-name="T47">• <text:s text:c="2"/></text:span><text:span text:style-name="T48"><text:s/></text:span><text:span text:style-name="T32">attributo </text:span><text:span text:style-name="T31">titolo </text:span><text:span text:style-name="T32">in</text:span><text:span text:style-name="T31"> titoloMenu</text:span><text:span text:style-name="T32"> </text:span></text:p>
            <text:p text:style-name="P9"><text:span text:style-name="T47">• <text:s text:c="2"/></text:span><text:span text:style-name="T48"><text:s/></text:span><text:span text:style-name="T32">attributo </text:span><text:span text:style-name="T31">scelte </text:span><text:span text:style-name="T32">in</text:span><text:span text:style-name="T31"> opzioniMenu</text:span><text:span text:style-name="T32"> </text:span></text:p>
            <text:p text:style-name="P11"><text:span text:style-name="T47">• <text:s text:c="2"/></text:span><text:span text:style-name="T48"><text:s/></text:span><text:span text:style-name="T32">attributo </text:span><text:span text:style-name="T31">voci </text:span><text:span text:style-name="T32">in</text:span><text:span text:style-name="T31"> vociSceltaBinaria</text:span></text:p>
            <text:p text:style-name="P11"><text:span text:style-name="T47">• <text:s text:c="2"/></text:span><text:span text:style-name="T48"><text:s/></text:span><text:span text:style-name="T32">attributo </text:span><text:span text:style-name="T31">calcolo </text:span><text:span text:style-name="T32">in</text:span><text:span text:style-name="T31"> calcoloProbabilita</text:span></text:p>
            <text:p text:style-name="P10"/>
          </table:table-cell>
        </table:table-row>
        <table:table-row table:style-name="Tabella5.3">
          <table:table-cell table:style-name="Tabella5.A2" office:value-type="string">
            <text:p text:style-name="P4"><text:span text:style-name="T20">Add</text:span></text:p>
          </table:table-cell>
          <table:table-cell table:style-name="Tabella5.A2" office:value-type="string">
            <text:p text:style-name="P9"><text:span text:style-name="T47">• <text:s text:c="2"/></text:span><text:span text:style-name="T48"><text:s/></text:span><text:span text:style-name="T32">costante </text:span><text:span text:style-name="T31">MOLTIPLICATORE_COLORE_POSSEDUTO</text:span></text:p>
            <text:p text:style-name="P9"><text:span text:style-name="T47">• <text:s text:c="2"/></text:span><text:span text:style-name="T48"><text:s/></text:span><text:span text:style-name="T32">costante </text:span><text:span text:style-name="T31">MOLTIPLICATORE_COLORE_NON_POSSEDUTO</text:span><text:bookmark text:name="_GoBack"/></text:p>
            <text:p text:style-name="P7"/>
          </table:table-cell>
        </table:table-row>
      </table:table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/></text:p>
      <text:p text:style-name="P68"><text:span text:style-name="T58">Test di regressione</text:span></text:p>
      <text:p text:style-name="P64"><text:span text:style-name="T58"/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6.A1" office:value-type="string">
            <text:p text:style-name="P24"><text:span text:style-name="T17">1</text:span></text:p>
          </table:table-cell>
        </table:table-row>
        <table:table-row table:style-name="Tabella6.1">
          <table:table-cell table:style-name="Tabella6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6.B2" office:value-type="string">
            <text:p text:style-name="P24"><text:span text:style-name="T29">M</text:span><text:span text:style-name="T22">enu</text:span><text:span text:style-name="T41"> </text:span><text:span text:style-name="T22">P</text:span><text:span text:style-name="T42">ri</text:span><text:span text:style-name="T22">n</text:span><text:span text:style-name="T42">ci</text:span><text:span text:style-name="T22">pa</text:span><text:span text:style-name="T42">l</text:span><text:span text:style-name="T22">e.</text:span></text:p>
          </table:table-cell>
        </table:table-row>
        <table:table-row table:style-name="Tabella6.1">
          <table:table-cell table:style-name="Tabella6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6.B3" office:value-type="string">
            <text:p text:style-name="P24"><text:span text:style-name="T23">2</text:span></text:p>
          </table:table-cell>
        </table:table-row>
        <table:table-row table:style-name="Tabella6.1">
          <table:table-cell table:style-name="Tabella6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6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il 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</text:span><text:span text:style-name="T41"> </text:span><text:span text:style-name="T22">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 (post refactoring).</text:span></text:p>
          </table:table-cell>
        </table:table-row>
        <table:table-row table:style-name="Tabella6.5">
          <table:table-cell table:style-name="Tabella6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6.B5" office:value-type="string">
            <text:p text:style-name="P24"><text:span text:style-name="T42">Il </text:span><text:span text:style-name="T29">M</text:span><text:span text:style-name="T42">e</text:span><text:span text:style-name="T22">nu P</text:span><text:span text:style-name="T42">ri</text:span><text:span text:style-name="T22">n</text:span><text:span text:style-name="T42">ci</text:span><text:span text:style-name="T22">pa</text:span><text:span text:style-name="T42">le ris</text:span><text:span text:style-name="T22">pond</text:span><text:span text:style-name="T42">e c</text:span><text:span text:style-name="T22">o</text:span><text:span text:style-name="T42">rrett</text:span><text:span text:style-name="T22">a</text:span><text:span text:style-name="T29">m</text:span><text:span text:style-name="T42">e</text:span><text:span text:style-name="T22">n</text:span><text:span text:style-name="T42">te</text:span><text:span text:style-name="T41"> ai </text:span><text:span text:style-name="T42">c</text:span><text:span text:style-name="T22">o</text:span><text:span text:style-name="T29">m</text:span><text:span text:style-name="T22">and</text:span><text:span text:style-name="T42">i</text:span><text:span text:style-name="T24"> </text:span><text:span text:style-name="T22">de</text:span><text:span text:style-name="T42">ll’</text:span><text:span text:style-name="T22">u</text:span><text:span text:style-name="T42">t</text:span><text:span text:style-name="T22">en</text:span><text:span text:style-name="T42">te.</text:span></text:p>
          </table:table-cell>
        </table:table-row>
        <table:table-row table:style-name="Tabella6.6">
          <table:table-cell table:style-name="Tabella6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6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6.7">
          <table:table-cell table:style-name="Tabella6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6.B7" office:value-type="string">
            <text:p text:style-name="P27"><text:span text:style-name="T55">23/05/2015</text:span></text:p>
          </table:table-cell>
        </table:table-row>
      </table:table>
      <text:p text:style-name="P78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7.A1" office:value-type="string">
            <text:p text:style-name="P32"><text:span text:style-name="T17">1</text:span></text:p>
          </table:table-cell>
        </table:table-row>
        <table:table-row table:style-name="Tabella7.2">
          <table:table-cell table:style-name="Tabella7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7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7.3">
          <table:table-cell table:style-name="Tabella7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7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text:span text:style-name="T46"> <text:s/></text:span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7.4">
          <table:table-cell table:style-name="Tabella7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7.B4" office:value-type="string">
            <text:p text:style-name="P24"><text:span text:style-name="T23">0</text:span></text:p>
          </table:table-cell>
        </table:table-row>
        <table:table-row table:style-name="Tabella7.5">
          <table:table-cell table:style-name="Tabella7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7.B5" office:value-type="string">
            <text:p text:style-name="P24"><text:span text:style-name="T22">Uscita dal programma con relativo messaggio di uscita.</text:span></text:p>
          </table:table-cell>
        </table:table-row>
        <table:table-row table:style-name="Tabella7.6">
          <table:table-cell table:style-name="Tabella7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7.B6" office:value-type="string">
            <text:p text:style-name="P27"><text:span text:style-name="T52">Le stesse.</text:span></text:p>
          </table:table-cell>
        </table:table-row>
        <table:table-row table:style-name="Tabella7.7">
          <table:table-cell table:style-name="Tabella7.A7" office:value-type="string">
            <text:p text:style-name="P24"><text:span text:style-name="T21"><text:s/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7.B7" office:value-type="string">
            <text:p text:style-name="P44"><text:span text:style-name="T59">P</text:span><text:span text:style-name="T60">A</text:span><text:span text:style-name="T59">SS</text:span><text:span text:style-name="T61">!</text:span></text:p>
            <text:p text:style-name="P13"><text:span text:style-name="T62">Il menu principale risponde correttamente ai comandi dell’utente.</text:span></text:p>
          </table:table-cell>
        </table:table-row>
        <table:table-row table:style-name="Tabella7.8">
          <table:table-cell table:style-name="Tabella7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7.B8" office:value-type="string">
            <text:p text:style-name="P28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ella8" table:style-name="Tabella8">
        <table:table-column table:style-name="Tabella8.A"/>
        <table:table-column table:style-name="Tabella8.B"/>
        <text:soft-page-break/>
        <table:table-row table:style-name="Tabella8.1">
          <table:table-cell table:style-name="Tabella8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8.A1" office:value-type="string">
            <text:p text:style-name="P32"><text:span text:style-name="T17">2</text:span></text:p>
          </table:table-cell>
        </table:table-row>
        <table:table-row table:style-name="Tabella8.2">
          <table:table-cell table:style-name="Tabella8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8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8.3">
          <table:table-cell table:style-name="Tabella8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8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text:span text:style-name="T46"> <text:s/></text:span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8.4">
          <table:table-cell table:style-name="Tabella8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8.B4" office:value-type="string">
            <text:p text:style-name="P24"><text:span text:style-name="T23">1</text:span></text:p>
          </table:table-cell>
        </table:table-row>
        <table:table-row table:style-name="Tabella8.5">
          <table:table-cell table:style-name="Tabella8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8.B5" office:value-type="string">
            <text:p text:style-name="P19"><text:span text:style-name="T22"><text:s/>Inserimento e salvataggio di un nuovo giocatore.</text:span></text:p>
          </table:table-cell>
        </table:table-row>
        <table:table-row table:style-name="Tabella8.6">
          <table:table-cell table:style-name="Tabella8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8.B6" office:value-type="string">
            <text:p text:style-name="P27"><text:span text:style-name="T52">Le stesse.</text:span></text:p>
          </table:table-cell>
        </table:table-row>
        <table:table-row table:style-name="Tabella8.7">
          <table:table-cell table:style-name="Tabella8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8.B7" office:value-type="string">
            <text:p text:style-name="P44"><text:span text:style-name="T59">P</text:span><text:span text:style-name="T60">A</text:span><text:span text:style-name="T59">SS</text:span><text:span text:style-name="T61">!</text:span></text:p>
            <text:p text:style-name="P13"><text:span text:style-name="T62">Il menu principale risponde correttamente ai comandi dell’utente.</text:span></text:p>
          </table:table-cell>
        </table:table-row>
        <table:table-row table:style-name="Tabella8.8">
          <table:table-cell table:style-name="Tabella8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8.B8" office:value-type="string">
            <text:p text:style-name="P21"/>
          </table:table-cell>
        </table:table-row>
      </table:table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9.A1" office:value-type="string">
            <text:p text:style-name="P32"><text:span text:style-name="T17">3</text:span></text:p>
          </table:table-cell>
        </table:table-row>
        <table:table-row table:style-name="Tabella9.2">
          <table:table-cell table:style-name="Tabella9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9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9.3">
          <table:table-cell table:style-name="Tabella9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9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/text:p>
            <text:p text:style-name="P47"><text:span text:style-name="T25"><text:s/></text:span><text:span text:style-name="T46"><text:s/></text:span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9.4">
          <table:table-cell table:style-name="Tabella9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9.B4" office:value-type="string">
            <text:p text:style-name="P24"><text:span text:style-name="T23">2</text:span></text:p>
          </table:table-cell>
        </table:table-row>
        <table:table-row table:style-name="Tabella9.5">
          <table:table-cell table:style-name="Tabella9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9.B5" office:value-type="string">
            <text:p text:style-name="P24"><text:span text:style-name="T22">Visualizzazione dei giocatori inseriti dall’utente.</text:span></text:p>
          </table:table-cell>
        </table:table-row>
        <table:table-row table:style-name="Tabella9.6">
          <table:table-cell table:style-name="Tabella9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9.B6" office:value-type="string">
            <text:p text:style-name="P27"><text:span text:style-name="T52">Le stesse.</text:span></text:p>
          </table:table-cell>
        </table:table-row>
        <table:table-row table:style-name="Tabella9.7">
          <table:table-cell table:style-name="Tabella9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9.B7" office:value-type="string">
            <text:p text:style-name="P44"><text:span text:style-name="T59">P</text:span><text:span text:style-name="T60">A</text:span><text:span text:style-name="T59">SS</text:span><text:span text:style-name="T61">!</text:span></text:p>
            <text:p text:style-name="P13"><text:span text:style-name="T62">Il menu principale risponde correttamente ai comandi dell’utente.</text:span></text:p>
          </table:table-cell>
        </table:table-row>
        <table:table-row table:style-name="Tabella9.8">
          <table:table-cell table:style-name="Tabella9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9.B8" office:value-type="string">
            <text:p text:style-name="P28"/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ella10" table:style-name="Tabella10">
        <table:table-column table:style-name="Tabella10.A"/>
        <table:table-column table:style-name="Tabella10.B"/>
        <text:soft-page-break/>
        <table:table-row table:style-name="Tabella10.1">
          <table:table-cell table:style-name="Tabella10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0.A1" office:value-type="string">
            <text:p text:style-name="P32"><text:span text:style-name="T17">4</text:span></text:p>
          </table:table-cell>
        </table:table-row>
        <table:table-row table:style-name="Tabella10.2">
          <table:table-cell table:style-name="Tabella10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0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10.3">
          <table:table-cell table:style-name="Tabella10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0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text:span text:style-name="T46"> <text:s/></text:span></text:p>
            <text:p text:style-name="P38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0.4">
          <table:table-cell table:style-name="Tabella10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0.B4" office:value-type="string">
            <text:p text:style-name="P24"><text:span text:style-name="T23">3</text:span></text:p>
          </table:table-cell>
        </table:table-row>
        <table:table-row table:style-name="Tabella10.5">
          <table:table-cell table:style-name="Tabella10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0.B5" office:value-type="string">
            <text:p text:style-name="P24"><text:span text:style-name="T22">Visualizzazione della partita giocata con il numero della faccia dei dadi tirati e spostamento del giocatore.</text:span></text:p>
          </table:table-cell>
        </table:table-row>
        <table:table-row table:style-name="Tabella10.6">
          <table:table-cell table:style-name="Tabella10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0.B6" office:value-type="string">
            <text:p text:style-name="P27"><text:span text:style-name="T52">Le stesse.</text:span></text:p>
          </table:table-cell>
        </table:table-row>
        <table:table-row table:style-name="Tabella10.7">
          <table:table-cell table:style-name="Tabella10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0.B7" office:value-type="string">
            <text:p text:style-name="P44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menu principale risponde correttamente ai comandi dell’utente.</text:span></text:p>
          </table:table-cell>
        </table:table-row>
        <table:table-row table:style-name="Tabella10.8">
          <table:table-cell table:style-name="Tabella10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0.B8" office:value-type="string">
            <text:p text:style-name="P28"/>
          </table:table-cell>
        </table:table-row>
      </table:table>
      <text:p text:style-name="P7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34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1.A1" office:value-type="string">
            <text:p text:style-name="P34"><text:span text:style-name="T17">5</text:span></text:p>
          </table:table-cell>
        </table:table-row>
        <table:table-row table:style-name="Tabella11.2">
          <table:table-cell table:style-name="Tabella11.A2" office:value-type="string">
            <text:p text:style-name="P35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1.B2" office:value-type="string">
            <text:p text:style-name="P35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11.3">
          <table:table-cell table:style-name="Tabella11.A3" office:value-type="string">
            <text:p text:style-name="P36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1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text:span text:style-name="T46"> <text:s/></text:span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1.4">
          <table:table-cell table:style-name="Tabella11.A4" office:value-type="string">
            <text:p text:style-name="P36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1.B4" office:value-type="string">
            <text:p text:style-name="P36"><text:span text:style-name="T23">4</text:span></text:p>
          </table:table-cell>
        </table:table-row>
        <table:table-row table:style-name="Tabella11.5">
          <table:table-cell table:style-name="Tabella11.A5" office:value-type="string">
            <text:p text:style-name="P36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1.B5" office:value-type="string">
            <text:p text:style-name="P36"><text:span text:style-name="T22">Visualizzazione di una lista di giocatori per l’eliminazione.</text:span></text:p>
          </table:table-cell>
        </table:table-row>
        <table:table-row table:style-name="Tabella11.6">
          <table:table-cell table:style-name="Tabella11.A6" office:value-type="string">
            <text:p text:style-name="P3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1.B6" office:value-type="string">
            <text:p text:style-name="P37"><text:span text:style-name="T52">Le stesse.</text:span></text:p>
          </table:table-cell>
        </table:table-row>
        <table:table-row table:style-name="Tabella11.7">
          <table:table-cell table:style-name="Tabella11.A7" office:value-type="string">
            <text:p text:style-name="P36"><text:span text:style-name="T21"><text:s/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1.B7" office:value-type="string">
            <text:p text:style-name="P46"><text:span text:style-name="T59">P</text:span><text:span text:style-name="T60">A</text:span><text:span text:style-name="T59">SS</text:span><text:span text:style-name="T61">!</text:span></text:p>
            <text:p text:style-name="P13"><text:span text:style-name="T67">Il menu principale risponde correttamente ai comandi dell’utente.</text:span></text:p>
          </table:table-cell>
        </table:table-row>
        <table:table-row table:style-name="Tabella11.8">
          <table:table-cell table:style-name="Tabella11.A8" office:value-type="string">
            <text:p text:style-name="P3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1.B8" office:value-type="string">
            <text:p text:style-name="P37"><text:span text:style-name="T68">Visualizzo una lista di giocatori da eliminare; per poter scegliere quale eliminare premo il numero della lista corrispondente al giocatore.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able:table table:name="Tabella12" table:style-name="Tabella12">
        <table:table-column table:style-name="Tabella12.A"/>
        <table:table-column table:style-name="Tabella12.B"/>
        <text:soft-page-break/>
        <table:table-row table:style-name="Tabella12.1">
          <table:table-cell table:style-name="Tabella12.A1" office:value-type="string">
            <text:p text:style-name="P34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2.A1" office:value-type="string">
            <text:p text:style-name="P34"><text:span text:style-name="T17">6</text:span></text:p>
          </table:table-cell>
        </table:table-row>
        <table:table-row table:style-name="Tabella12.2">
          <table:table-cell table:style-name="Tabella12.A2" office:value-type="string">
            <text:p text:style-name="P35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2.B2" office:value-type="string">
            <text:p text:style-name="P35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</text:span><text:span text:style-name="T42">l </text:span><text:span text:style-name="T29">M</text:span><text:span text:style-name="T22">enu P</text:span><text:span text:style-name="T42">ri</text:span><text:span text:style-name="T22">n</text:span><text:span text:style-name="T42">ci</text:span><text:span text:style-name="T22">pa</text:span><text:span text:style-name="T42">l</text:span><text:span text:style-name="T44">e.</text:span></text:p>
          </table:table-cell>
        </table:table-row>
        <table:table-row table:style-name="Tabella12.3">
          <table:table-cell table:style-name="Tabella12.A3" office:value-type="string">
            <text:p text:style-name="P36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2.B3" office:value-type="string">
            <text:p text:style-name="P38"><text:span text:style-name="T25">D</text:span><text:span text:style-name="T36">ri</text:span><text:span text:style-name="T25">v</text:span><text:span text:style-name="T36">er </text:span><text:span text:style-name="T30">M</text:span><text:span text:style-name="T26">a</text:span><text:span text:style-name="T37">i</text:span><text:span text:style-name="T26">n</text:span><text:span text:style-name="T46"> <text:s/></text:span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2.4">
          <table:table-cell table:style-name="Tabella12.A4" office:value-type="string">
            <text:p text:style-name="P36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2.B4" office:value-type="string">
            <text:p text:style-name="P36"><text:span text:style-name="T23">5</text:span></text:p>
          </table:table-cell>
        </table:table-row>
        <table:table-row table:style-name="Tabella12.5">
          <table:table-cell table:style-name="Tabella12.A5" office:value-type="string">
            <text:p text:style-name="P36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2.B5" office:value-type="string">
            <text:p text:style-name="P22"><text:span text:style-name="T22"><text:s/>Eliminazione di tutti i giocatori.</text:span></text:p>
          </table:table-cell>
        </table:table-row>
        <table:table-row table:style-name="Tabella12.6">
          <table:table-cell table:style-name="Tabella12.A6" office:value-type="string">
            <text:p text:style-name="P3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2.B6" office:value-type="string">
            <text:p text:style-name="P37"><text:span text:style-name="T52">Le stesse.</text:span></text:p>
          </table:table-cell>
        </table:table-row>
        <table:table-row table:style-name="Tabella12.7">
          <table:table-cell table:style-name="Tabella12.A7" office:value-type="string">
            <text:p text:style-name="P36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2.B7" office:value-type="string">
            <text:p text:style-name="P46"><text:span text:style-name="T59">P</text:span><text:span text:style-name="T60">A</text:span><text:span text:style-name="T59">SS</text:span><text:span text:style-name="T61">!</text:span></text:p>
            <text:p text:style-name="P13"><text:span text:style-name="T67">Il menu principale risponde correttamente ai comandi dell’utente.</text:span></text:p>
          </table:table-cell>
        </table:table-row>
        <table:table-row table:style-name="Tabella12.8">
          <table:table-cell table:style-name="Tabella12.A8" office:value-type="string">
            <text:p text:style-name="P3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2.B8" office:value-type="string">
            <text:p text:style-name="P23"/>
          </table:table-cell>
        </table:table-row>
      </table:table>
      <text:p text:style-name="P78"/>
      <table:table table:name="Tabella13" table:style-name="Tabella13">
        <table:table-column table:style-name="Tabella13.A"/>
        <table:table-column table:style-name="Tabella13.B"/>
        <table:table-row table:style-name="Tabella13.1">
          <table:table-cell table:style-name="Tabella13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3.A1" office:value-type="string">
            <text:p text:style-name="P32"><text:span text:style-name="T17">7</text:span></text:p>
          </table:table-cell>
        </table:table-row>
        <table:table-row table:style-name="Tabella13.2">
          <table:table-cell table:style-name="Tabella13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3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 del Menu Principale.</text:span></text:p>
          </table:table-cell>
        </table:table-row>
        <table:table-row table:style-name="Tabella13.3">
          <table:table-cell table:style-name="Tabella13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3.B3" office:value-type="string">
            <text:p text:style-name="P38"><text:span text:style-name="T25">Driver: </text:span><text:span text:style-name="T30"><text:s/>M</text:span><text:span text:style-name="T26">a</text:span><text:span text:style-name="T37">i</text:span><text:span text:style-name="T26">n</text:span></text:p>
            <text:p text:style-name="P38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39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3.4">
          <table:table-cell table:style-name="Tabella13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3.B4" office:value-type="string">
            <text:p text:style-name="P25"><text:span text:style-name="T23">6</text:span></text:p>
          </table:table-cell>
        </table:table-row>
        <table:table-row table:style-name="Tabella13.5">
          <table:table-cell table:style-name="Tabella13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3.B5" office:value-type="string">
            <text:p text:style-name="P24"><text:span text:style-name="T42">Messaggio di errore e ritorno al menu principale.</text:span></text:p>
          </table:table-cell>
        </table:table-row>
        <table:table-row table:style-name="Tabella13.6">
          <table:table-cell table:style-name="Tabella13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3.B6" office:value-type="string">
            <text:p text:style-name="P27"><text:span text:style-name="T52">Le stesse.</text:span></text:p>
          </table:table-cell>
        </table:table-row>
        <table:table-row table:style-name="Tabella13.7">
          <table:table-cell table:style-name="Tabella13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3.B7" office:value-type="string">
            <text:p text:style-name="P44"><text:span text:style-name="T69">PASS</text:span><text:span text:style-name="T70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13.8">
          <table:table-cell table:style-name="Tabella13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3.B8" office:value-type="string">
            <text:p text:style-name="P18"><text:span text:style-name="T64"><text:s/>E’ stato dato in ingresso un’opzione del menù che non esiste.</text:span></text:p>
          </table:table-cell>
        </table:table-row>
      </table:table>
      <text:p text:style-name="P78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14.B1" office:value-type="string">
            <text:p text:style-name="P24"><text:span text:style-name="T17">2</text:span></text:p>
          </table:table-cell>
        </table:table-row>
        <table:table-row table:style-name="Tabella14.1">
          <table:table-cell table:style-name="Tabella14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14.B2" office:value-type="string">
            <text:p text:style-name="P24"><text:span text:style-name="T29">Inserimento dei giocatori.</text:span></text:p>
          </table:table-cell>
        </table:table-row>
        <table:table-row table:style-name="Tabella14.1">
          <table:table-cell table:style-name="Tabella14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14.B3" office:value-type="string">
            <text:p text:style-name="P24"><text:span text:style-name="T23">2</text:span></text:p>
          </table:table-cell>
        </table:table-row>
        <table:table-row table:style-name="Tabella14.4">
          <table:table-cell table:style-name="Tabella14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4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il c</text:span><text:span text:style-name="T22">o</text:span><text:span text:style-name="T42">rr</text:span><text:span text:style-name="T22">e</text:span><text:span text:style-name="T42">tt</text:span><text:span text:style-name="T22">o </text:span><text:span text:style-name="T42">inserimento dei giocatori e il numero massimo di essi (post refactoring).</text:span></text:p>
          </table:table-cell>
        </table:table-row>
        <table:table-row table:style-name="Tabella14.5">
          <table:table-cell table:style-name="Tabella14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14.B5" office:value-type="string">
            <text:p text:style-name="P24"><text:span text:style-name="T29">L’inserimento risponde correttamente ai comandi dell’utente.</text:span></text:p>
          </table:table-cell>
        </table:table-row>
        <table:table-row table:style-name="Tabella14.6">
          <table:table-cell table:style-name="Tabella14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14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14.6">
          <table:table-cell table:style-name="Tabella14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14.B7" office:value-type="string">
            <text:p text:style-name="P27"><text:span text:style-name="T55">23/05/2015</text:span></text:p>
          </table:table-cell>
        </table:table-row>
      </table:table>
      <text:p text:style-name="P78"/>
      <table:table table:name="Tabella15" table:style-name="Tabella15">
        <table:table-column table:style-name="Tabella15.A"/>
        <table:table-column table:style-name="Tabella15.B"/>
        <text:soft-page-break/>
        <table:table-row table:style-name="Tabella15.1">
          <table:table-cell table:style-name="Tabella15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5.B1" office:value-type="string">
            <text:p text:style-name="P32"><text:span text:style-name="T17">1</text:span></text:p>
          </table:table-cell>
        </table:table-row>
        <table:table-row table:style-name="Tabella15.2">
          <table:table-cell table:style-name="Tabella15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5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inserimento dei dati.</text:span></text:p>
          </table:table-cell>
        </table:table-row>
        <table:table-row table:style-name="Tabella15.3">
          <table:table-cell table:style-name="Tabella15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5.B3" office:value-type="string">
            <text:p text:style-name="P48"><text:span text:style-name="T25">Driver: </text:span><text:span text:style-name="T26">Terminal_in_out</text:span></text:p>
            <text:p text:style-name="P40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5.4">
          <table:table-cell table:style-name="Tabella15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5.B4" office:value-type="string">
            <text:p text:style-name="P25"><text:span text:style-name="T65">“Dab”</text:span><text:span text:style-name="T63">.</text:span></text:p>
          </table:table-cell>
        </table:table-row>
        <table:table-row table:style-name="Tabella15.5">
          <table:table-cell table:style-name="Tabella15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5.B5" office:value-type="string">
            <text:p text:style-name="P24"><text:span text:style-name="T42">Salvataggio del nome.</text:span></text:p>
          </table:table-cell>
        </table:table-row>
        <table:table-row table:style-name="Tabella15.6">
          <table:table-cell table:style-name="Tabella15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5.B6" office:value-type="string">
            <text:p text:style-name="P27"><text:span text:style-name="T52">Le stesse.</text:span></text:p>
          </table:table-cell>
        </table:table-row>
        <table:table-row table:style-name="Tabella15.7">
          <table:table-cell table:style-name="Tabella15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5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15.8">
          <table:table-cell table:style-name="Tabella15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5.B8" office:value-type="string">
            <text:p text:style-name="P27"><text:span text:style-name="T64">Se vengono inseriti più di 6 giocatori viene stampato a video un messaggio che informa l’utente che è stato raggiunto il numero massimo di giocatori.</text:span></text:p>
          </table:table-cell>
        </table:table-row>
      </table:table>
      <text:p text:style-name="P78"/>
      <text:p text:style-name="P78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6.B1" office:value-type="string">
            <text:p text:style-name="P32"><text:span text:style-name="T17">2</text:span></text:p>
          </table:table-cell>
        </table:table-row>
        <table:table-row table:style-name="Tabella16.2">
          <table:table-cell table:style-name="Tabella16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6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il </text:span><text:span text:style-name="T42">c</text:span><text:span text:style-name="T22">o</text:span><text:span text:style-name="T42">rr</text:span><text:span text:style-name="T22">e</text:span><text:span text:style-name="T42">tt</text:span><text:span text:style-name="T22">o </text:span><text:span text:style-name="T42">inserimento dei dati</text:span></text:p>
          </table:table-cell>
        </table:table-row>
        <table:table-row table:style-name="Tabella16.3">
          <table:table-cell table:style-name="Tabella16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6.B3" office:value-type="string">
            <text:p text:style-name="P50"><text:span text:style-name="T25">Driver: </text:span><text:span text:style-name="T26">Terminal_in_out</text:span></text:p>
            <text:p text:style-name="P52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6.4">
          <table:table-cell table:style-name="Tabella16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6.B4" office:value-type="string">
            <text:p text:style-name="P25"><text:span text:style-name="T65">Nessuno.</text:span></text:p>
          </table:table-cell>
        </table:table-row>
        <table:table-row table:style-name="Tabella16.5">
          <table:table-cell table:style-name="Tabella16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6.B5" office:value-type="string">
            <text:p text:style-name="P24"><text:span text:style-name="T42">Messaggio d’errore.</text:span></text:p>
          </table:table-cell>
        </table:table-row>
        <table:table-row table:style-name="Tabella16.6">
          <table:table-cell table:style-name="Tabella16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6.B6" office:value-type="string">
            <text:p text:style-name="P27"><text:span text:style-name="T52">Le stesse.</text:span></text:p>
          </table:table-cell>
        </table:table-row>
        <table:table-row table:style-name="Tabella16.7">
          <table:table-cell table:style-name="Tabella16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6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16.8">
          <table:table-cell table:style-name="Tabella16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6.B8" office:value-type="string">
            <text:p text:style-name="P28"/>
            <text:p text:style-name="P28"/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able:table table:name="Tabella17" table:style-name="Tabella17">
        <table:table-column table:style-name="Tabella17.A"/>
        <table:table-column table:style-name="Tabella17.B"/>
        <text:soft-page-break/>
        <table:table-row table:style-name="Tabella17.1">
          <table:table-cell table:style-name="Tabella17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17.B1" office:value-type="string">
            <text:p text:style-name="P24"><text:span text:style-name="T17">3</text:span></text:p>
          </table:table-cell>
        </table:table-row>
        <table:table-row table:style-name="Tabella17.1">
          <table:table-cell table:style-name="Tabella17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17.B2" office:value-type="string">
            <text:p text:style-name="P24"><text:span text:style-name="T29">Visualizzazione dei giocatori.</text:span></text:p>
          </table:table-cell>
        </table:table-row>
        <table:table-row table:style-name="Tabella17.1">
          <table:table-cell table:style-name="Tabella17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17.B3" office:value-type="string">
            <text:p text:style-name="P24"><text:span text:style-name="T23">2</text:span></text:p>
          </table:table-cell>
        </table:table-row>
        <table:table-row table:style-name="Tabella17.4">
          <table:table-cell table:style-name="Tabella17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7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la c</text:span><text:span text:style-name="T22">o</text:span><text:span text:style-name="T42">rr</text:span><text:span text:style-name="T22">e</text:span><text:span text:style-name="T42">tt</text:span><text:span text:style-name="T22">a </text:span><text:span text:style-name="T42">visualizzazione della lista dei giocatori inseriti dall’utente (post refactoring).</text:span></text:p>
          </table:table-cell>
        </table:table-row>
        <table:table-row table:style-name="Tabella17.4">
          <table:table-cell table:style-name="Tabella17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17.B5" office:value-type="string">
            <text:p text:style-name="P24"><text:span text:style-name="T29">La visualizzazione risponde correttamente ai comandi dell’utente.</text:span></text:p>
          </table:table-cell>
        </table:table-row>
        <table:table-row table:style-name="Tabella17.6">
          <table:table-cell table:style-name="Tabella17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17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17.6">
          <table:table-cell table:style-name="Tabella17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17.B7" office:value-type="string">
            <text:p text:style-name="P27"><text:span text:style-name="T55">23/05/2015</text:span></text:p>
          </table:table-cell>
        </table:table-row>
      </table:table>
      <text:p text:style-name="P78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18.B1" office:value-type="string">
            <text:p text:style-name="P32"><text:span text:style-name="T17">1</text:span></text:p>
          </table:table-cell>
        </table:table-row>
        <table:table-row table:style-name="Tabella18.2">
          <table:table-cell table:style-name="Tabella18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8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la corretta visualizzazione della lista dei giocatori.</text:span></text:p>
          </table:table-cell>
        </table:table-row>
        <table:table-row table:style-name="Tabella18.3">
          <table:table-cell table:style-name="Tabella18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18.B3" office:value-type="string">
            <text:p text:style-name="P48"><text:span text:style-name="T25">Driver: </text:span><text:span text:style-name="T26">Terminal_in_out</text:span></text:p>
            <text:p text:style-name="P40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18.4">
          <table:table-cell table:style-name="Tabella18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18.B4" office:value-type="string">
            <text:p text:style-name="P20"><text:span text:style-name="T65"><text:s/>Nessuno.</text:span></text:p>
          </table:table-cell>
        </table:table-row>
        <table:table-row table:style-name="Tabella18.5">
          <table:table-cell table:style-name="Tabella18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18.B5" office:value-type="string">
            <text:p text:style-name="P24"><text:span text:style-name="T42">Lista dei nomi.</text:span></text:p>
          </table:table-cell>
        </table:table-row>
        <table:table-row table:style-name="Tabella18.6">
          <table:table-cell table:style-name="Tabella18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18.B6" office:value-type="string">
            <text:p text:style-name="P27"><text:span text:style-name="T52">Le stesse.</text:span></text:p>
          </table:table-cell>
        </table:table-row>
        <table:table-row table:style-name="Tabella18.7">
          <table:table-cell table:style-name="Tabella18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18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18.8">
          <table:table-cell table:style-name="Tabella18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18.B8" office:value-type="string">
            <text:p text:style-name="P29"/>
          </table:table-cell>
        </table:table-row>
      </table:table>
      <text:p text:style-name="P69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ella19" table:style-name="Tabella19">
        <table:table-column table:style-name="Tabella19.A"/>
        <table:table-column table:style-name="Tabella19.B"/>
        <text:soft-page-break/>
        <table:table-row table:style-name="Tabella19.1">
          <table:table-cell table:style-name="Tabella19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19.B1" office:value-type="string">
            <text:p text:style-name="P24"><text:span text:style-name="T17">4</text:span></text:p>
          </table:table-cell>
        </table:table-row>
        <table:table-row table:style-name="Tabella19.1">
          <table:table-cell table:style-name="Tabella19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19.B2" office:value-type="string">
            <text:p text:style-name="P24"><text:span text:style-name="T29">Eliminazione di un giocatore.</text:span></text:p>
          </table:table-cell>
        </table:table-row>
        <table:table-row table:style-name="Tabella19.1">
          <table:table-cell table:style-name="Tabella19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19.B3" office:value-type="string">
            <text:p text:style-name="P24"><text:span text:style-name="T23">2</text:span></text:p>
          </table:table-cell>
        </table:table-row>
        <table:table-row table:style-name="Tabella19.4">
          <table:table-cell table:style-name="Tabella19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19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l’effettiva eliminazione di un giocatore (post refactoring).</text:span></text:p>
          </table:table-cell>
        </table:table-row>
        <table:table-row table:style-name="Tabella19.4">
          <table:table-cell table:style-name="Tabella19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19.B5" office:value-type="string">
            <text:p text:style-name="P24"><text:span text:style-name="T29">Il singolo giocatore scelto per essere eliminato viene eliminato con successo.</text:span></text:p>
          </table:table-cell>
        </table:table-row>
        <table:table-row table:style-name="Tabella19.6">
          <table:table-cell table:style-name="Tabella19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19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19.6">
          <table:table-cell table:style-name="Tabella19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19.B7" office:value-type="string">
            <text:p text:style-name="P27"><text:span text:style-name="T55">23/05/2015</text:span></text:p>
          </table:table-cell>
        </table:table-row>
      </table:table>
      <text:p text:style-name="P78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0.B1" office:value-type="string">
            <text:p text:style-name="P32"><text:span text:style-name="T17">1</text:span></text:p>
          </table:table-cell>
        </table:table-row>
        <table:table-row table:style-name="Tabella20.2">
          <table:table-cell table:style-name="Tabella20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20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la corretta visualizzazione della lista dei giocatori.</text:span></text:p>
          </table:table-cell>
        </table:table-row>
        <table:table-row table:style-name="Tabella20.3">
          <table:table-cell table:style-name="Tabella20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0.B3" office:value-type="string">
            <text:p text:style-name="P48"><text:span text:style-name="T25">Driver: </text:span><text:span text:style-name="T26">Terminal_in_out</text:span></text:p>
            <text:p text:style-name="P40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20.4">
          <table:table-cell table:style-name="Tabella20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0.B4" office:value-type="string">
            <text:p text:style-name="P20"><text:span text:style-name="T65"><text:s/>Nessuno.</text:span></text:p>
          </table:table-cell>
        </table:table-row>
        <table:table-row table:style-name="Tabella20.5">
          <table:table-cell table:style-name="Tabella20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20.B5" office:value-type="string">
            <text:p text:style-name="P24"><text:span text:style-name="T42">Lista dei nomi.</text:span></text:p>
          </table:table-cell>
        </table:table-row>
        <table:table-row table:style-name="Tabella20.6">
          <table:table-cell table:style-name="Tabella20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0.B6" office:value-type="string">
            <text:p text:style-name="P27"><text:span text:style-name="T52">Le stesse.</text:span></text:p>
          </table:table-cell>
        </table:table-row>
        <table:table-row table:style-name="Tabella20.7">
          <table:table-cell table:style-name="Tabella20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0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20.8">
          <table:table-cell table:style-name="Tabella20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0.B8" office:value-type="string">
            <text:p text:style-name="P29"/>
          </table:table-cell>
        </table:table-row>
      </table:table>
      <text:p text:style-name="P69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1.B1" office:value-type="string">
            <text:p text:style-name="P32"><text:span text:style-name="T17">2</text:span></text:p>
          </table:table-cell>
        </table:table-row>
        <table:table-row table:style-name="Tabella21.2">
          <table:table-cell table:style-name="Tabella21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21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la corretta visualizzazione della lista dei giocatori.</text:span></text:p>
          </table:table-cell>
        </table:table-row>
        <table:table-row table:style-name="Tabella21.3">
          <table:table-cell table:style-name="Tabella21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1.B3" office:value-type="string">
            <text:p text:style-name="P48"><text:span text:style-name="T25">Driver: </text:span><text:span text:style-name="T26">Terminal_in_out</text:span></text:p>
            <text:p text:style-name="P40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21.4">
          <table:table-cell table:style-name="Tabella21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1.B4" office:value-type="string">
            <text:p text:style-name="P20"><text:span text:style-name="T65"><text:s/>1.</text:span></text:p>
          </table:table-cell>
        </table:table-row>
        <text:soft-page-break/>
        <table:table-row table:style-name="Tabella21.5">
          <table:table-cell table:style-name="Tabella21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21.B5" office:value-type="string">
            <text:p text:style-name="P24"><text:span text:style-name="T42">Eliminazione del giocatore che ha il numero dato in ingresso come riferimento.</text:span></text:p>
          </table:table-cell>
        </table:table-row>
        <table:table-row table:style-name="Tabella21.6">
          <table:table-cell table:style-name="Tabella21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1.B6" office:value-type="string">
            <text:p text:style-name="P27"><text:span text:style-name="T52">Le stesse.</text:span></text:p>
          </table:table-cell>
        </table:table-row>
        <table:table-row table:style-name="Tabella21.7">
          <table:table-cell table:style-name="Tabella21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21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21.8">
          <table:table-cell table:style-name="Tabella21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1.B8" office:value-type="string">
            <text:p text:style-name="P29"/>
          </table:table-cell>
        </table:table-row>
      </table:table>
      <text:p text:style-name="P69"/>
      <text:p text:style-name="P69"/>
      <text:p text:style-name="P78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22.B1" office:value-type="string">
            <text:p text:style-name="P24"><text:span text:style-name="T17">5</text:span></text:p>
          </table:table-cell>
        </table:table-row>
        <table:table-row table:style-name="Tabella22.1">
          <table:table-cell table:style-name="Tabella22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22.B2" office:value-type="string">
            <text:p text:style-name="P24"><text:span text:style-name="T29">Eliminazione di tutti i giocatori.</text:span></text:p>
          </table:table-cell>
        </table:table-row>
        <table:table-row table:style-name="Tabella22.1">
          <table:table-cell table:style-name="Tabella22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22.B3" office:value-type="string">
            <text:p text:style-name="P24"><text:span text:style-name="T23">2</text:span></text:p>
          </table:table-cell>
        </table:table-row>
        <table:table-row table:style-name="Tabella22.4">
          <table:table-cell table:style-name="Tabella22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22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l’effettiva eliminazione di tutti i giocatori (post refactoring).</text:span></text:p>
          </table:table-cell>
        </table:table-row>
        <table:table-row table:style-name="Tabella22.4">
          <table:table-cell table:style-name="Tabella22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22.B5" office:value-type="string">
            <text:p text:style-name="P24"><text:span text:style-name="T29">I giocatori vengono eliminati definitivamente.</text:span></text:p>
          </table:table-cell>
        </table:table-row>
        <table:table-row table:style-name="Tabella22.6">
          <table:table-cell table:style-name="Tabella22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22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22.6">
          <table:table-cell table:style-name="Tabella22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22.B7" office:value-type="string">
            <text:p text:style-name="P27"><text:span text:style-name="T55">23/05/2015</text:span></text:p>
          </table:table-cell>
        </table:table-row>
      </table:table>
      <text:p text:style-name="P78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3.B1" office:value-type="string">
            <text:p text:style-name="P32"><text:span text:style-name="T17">1</text:span></text:p>
          </table:table-cell>
        </table:table-row>
        <table:table-row table:style-name="Tabella23.2">
          <table:table-cell table:style-name="Tabella23.A2" office:value-type="string">
            <text:p text:style-name="P33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23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la corretta visualizzazione della lista dei giocatori.</text:span></text:p>
          </table:table-cell>
        </table:table-row>
        <table:table-row table:style-name="Tabella23.3">
          <table:table-cell table:style-name="Tabella23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3.B3" office:value-type="string">
            <text:p text:style-name="P48"><text:span text:style-name="T25">Driver: </text:span><text:span text:style-name="T26">Terminal_in_out</text:span></text:p>
            <text:p text:style-name="P40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1"><text:span text:style-name="T25">S</text:span><text:span text:style-name="T36">t</text:span><text:span text:style-name="T25">ub</text:span><text:span text:style-name="T36">:</text:span></text:p>
          </table:table-cell>
        </table:table-row>
        <table:table-row table:style-name="Tabella23.4">
          <table:table-cell table:style-name="Tabella23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3.B4" office:value-type="string">
            <text:p text:style-name="P20"><text:span text:style-name="T65"><text:s/>Nessuno.</text:span></text:p>
          </table:table-cell>
        </table:table-row>
        <table:table-row table:style-name="Tabella23.5">
          <table:table-cell table:style-name="Tabella23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/text:p>
          </table:table-cell>
          <table:table-cell table:style-name="Tabella23.B5" office:value-type="string">
            <text:p text:style-name="P24"><text:span text:style-name="T42">Eliminazione di tutti i giocatori.</text:span></text:p>
          </table:table-cell>
        </table:table-row>
        <table:table-row table:style-name="Tabella23.6">
          <table:table-cell table:style-name="Tabella23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3.B6" office:value-type="string">
            <text:p text:style-name="P27"><text:span text:style-name="T52">Le stesse.</text:span></text:p>
          </table:table-cell>
        </table:table-row>
        <text:soft-page-break/>
        <table:table-row table:style-name="Tabella23.7">
          <table:table-cell table:style-name="Tabella23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3.B7" office:value-type="string">
            <text:p text:style-name="P45"><text:span text:style-name="T59">P</text:span><text:span text:style-name="T60">A</text:span><text:span text:style-name="T59">SS</text:span><text:span text:style-name="T61">!</text:span></text:p>
            <text:p text:style-name="P13"><text:span text:style-name="T62"><text:s/>Il programma risponde correttamente ai comandi dell’utente.</text:span></text:p>
          </table:table-cell>
        </table:table-row>
        <table:table-row table:style-name="Tabella23.8">
          <table:table-cell table:style-name="Tabella23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3.B8" office:value-type="string">
            <text:p text:style-name="P29"/>
          </table:table-cell>
        </table:table-row>
      </table:table>
      <text:p text:style-name="P70"/>
      <table:table table:name="Tabella24" table:style-name="Tabella24">
        <table:table-column table:style-name="Tabella24.A"/>
        <table:table-column table:style-name="Tabella24.B"/>
        <table:table-row table:style-name="Tabella24.1">
          <table:table-cell table:style-name="Tabella24.A1" office:value-type="string">
            <text:p text:style-name="P24"><text:span text:style-name="T16">Te</text:span><text:span text:style-name="T18">st </text:span><text:span text:style-name="T16">Su</text:span><text:span text:style-name="T18">it</text:span><text:span text:style-name="T16">e</text:span></text:p>
          </table:table-cell>
          <table:table-cell table:style-name="Tabella24.B1" office:value-type="string">
            <text:p text:style-name="P24"><text:span text:style-name="T17">6</text:span></text:p>
          </table:table-cell>
        </table:table-row>
        <table:table-row table:style-name="Tabella24.2">
          <table:table-cell table:style-name="Tabella24.A2" office:value-type="string">
            <text:p text:style-name="P24"><text:span text:style-name="T21">So</text:span><text:span text:style-name="T39">ft</text:span><text:span text:style-name="T28">w</text:span><text:span text:style-name="T21">a</text:span><text:span text:style-name="T39">r</text:span><text:span text:style-name="T21">e</text:span><text:span text:style-name="T40"> </text:span><text:span text:style-name="T21">Te</text:span><text:span text:style-name="T39">st</text:span><text:span text:style-name="T21">a</text:span><text:span text:style-name="T39">t</text:span><text:span text:style-name="T21">o</text:span></text:p>
          </table:table-cell>
          <table:table-cell table:style-name="Tabella24.B2" office:value-type="string">
            <text:p text:style-name="P24"><text:span text:style-name="T64">Partita</text:span><text:span text:style-name="T29">.</text:span></text:p>
          </table:table-cell>
        </table:table-row>
        <table:table-row table:style-name="Tabella24.1">
          <table:table-cell table:style-name="Tabella24.A3" office:value-type="string">
            <text:p text:style-name="P24"><text:span text:style-name="T21">Ve</text:span><text:span text:style-name="T39">r</text:span><text:span text:style-name="T21">s</text:span><text:span text:style-name="T39">i</text:span><text:span text:style-name="T21">on</text:span><text:span text:style-name="T39">e</text:span></text:p>
          </table:table-cell>
          <table:table-cell table:style-name="Tabella24.B3" office:value-type="string">
            <text:p text:style-name="P24"><text:span text:style-name="T23">2</text:span></text:p>
          </table:table-cell>
        </table:table-row>
        <table:table-row table:style-name="Tabella24.4">
          <table:table-cell table:style-name="Tabella24.A4" office:value-type="string">
            <text:p text:style-name="P24"><text:span text:style-name="T28">O</text:span><text:span text:style-name="T21">b</text:span><text:span text:style-name="T39">ietti</text:span><text:span text:style-name="T21">vo</text:span></text:p>
          </table:table-cell>
          <table:table-cell table:style-name="Tabella24.B4" office:value-type="string">
            <text:p text:style-name="P24"><text:span text:style-name="T22">Ve</text:span><text:span text:style-name="T42">rific</text:span><text:span text:style-name="T22">a</text:span><text:span text:style-name="T42">r</text:span><text:span text:style-name="T22">e</text:span><text:span text:style-name="T41"> </text:span><text:span text:style-name="T42">il c</text:span><text:span text:style-name="T22">o</text:span><text:span text:style-name="T42">rr</text:span><text:span text:style-name="T22">e</text:span><text:span text:style-name="T42">tt</text:span><text:span text:style-name="T22">o </text:span><text:span text:style-name="T42">f</text:span><text:span text:style-name="T22">unz</text:span><text:span text:style-name="T42">i</text:span><text:span text:style-name="T22">ona</text:span><text:span text:style-name="T29">m</text:span><text:span text:style-name="T22">en</text:span><text:span text:style-name="T42">t</text:span><text:span text:style-name="T22">o</text:span><text:span text:style-name="T41"> </text:span><text:span text:style-name="T22">de</text:span><text:span text:style-name="T42">l</text:span><text:span text:style-name="T29">la voce del menù principale “Gioca” </text:span><text:span text:style-name="T44">(post refactoring).</text:span></text:p>
          </table:table-cell>
        </table:table-row>
        <table:table-row table:style-name="Tabella24.5">
          <table:table-cell table:style-name="Tabella24.A5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24.B5" office:value-type="string">
            <text:p text:style-name="P24"><text:span text:style-name="T42">Il risultato finale corrisponde alla consegna data.</text:span></text:p>
          </table:table-cell>
        </table:table-row>
        <table:table-row table:style-name="Tabella24.6">
          <table:table-cell table:style-name="Tabella24.A6" office:value-type="string">
            <text:p text:style-name="P27"><text:span text:style-name="T51">Au</text:span><text:span text:style-name="T53">t</text:span><text:span text:style-name="T51">o</text:span><text:span text:style-name="T53">r</text:span><text:span text:style-name="T51">e</text:span></text:p>
          </table:table-cell>
          <table:table-cell table:style-name="Tabella24.B6" office:value-type="string">
            <text:p text:style-name="P18"><text:span text:style-name="T52"><text:s/>Cordioli Francesco, Falleti Davide, Mele Fabrizio.</text:span></text:p>
          </table:table-cell>
        </table:table-row>
        <table:table-row table:style-name="Tabella24.6">
          <table:table-cell table:style-name="Tabella24.A7" office:value-type="string">
            <text:p text:style-name="P27"><text:span text:style-name="T56">D</text:span><text:span text:style-name="T53">at</text:span><text:span text:style-name="T51">a</text:span></text:p>
          </table:table-cell>
          <table:table-cell table:style-name="Tabella24.B7" office:value-type="string">
            <text:p text:style-name="P27"><text:span text:style-name="T55">23/05/2015</text:span></text:p>
          </table:table-cell>
        </table:table-row>
      </table:table>
      <text:p text:style-name="P71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5.B1" office:value-type="string">
            <text:p text:style-name="P32"><text:span text:style-name="T17">1</text:span></text:p>
          </table:table-cell>
        </table:table-row>
        <table:table-row table:style-name="Tabella25.2">
          <table:table-cell table:style-name="Tabella25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25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 </text:span><text:span text:style-name="T41">che il giocatore finisca in prigione quando pesca una carta di PROBABILITA' O IMPREVISITI che gli indica di andare in prigione</text:span><text:span text:style-name="T42">.</text:span></text:p>
          </table:table-cell>
        </table:table-row>
        <table:table-row table:style-name="Tabella25.3">
          <table:table-cell table:style-name="Tabella25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5.B3" office:value-type="string">
            <text:p text:style-name="P49"><text:span text:style-name="T25">Driver: </text:span><text:span text:style-name="T26">Terminal_in_out</text:span></text:p>
            <text:p text:style-name="P42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25.4">
          <table:table-cell table:style-name="Tabella25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5.B4" office:value-type="string">
            <text:p text:style-name="P26"><text:span text:style-name="T66">Nessuno.</text:span></text:p>
          </table:table-cell>
        </table:table-row>
        <table:table-row table:style-name="Tabella25.5">
          <table:table-cell table:style-name="Tabella25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25.B5" office:value-type="string">
            <text:p text:style-name="P24"><text:span text:style-name="T42">Il giocatore entra in prigione.</text:span></text:p>
          </table:table-cell>
        </table:table-row>
        <table:table-row table:style-name="Tabella25.6">
          <table:table-cell table:style-name="Tabella25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5.B6" office:value-type="string">
            <text:p text:style-name="P27"><text:span text:style-name="T52">Le stesse. </text:span></text:p>
          </table:table-cell>
        </table:table-row>
        <table:table-row table:style-name="Tabella25.7">
          <table:table-cell table:style-name="Tabella25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5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25.8">
          <table:table-cell table:style-name="Tabella25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5.B8" office:value-type="string">
            <text:p text:style-name="P30"/>
          </table:table-cell>
        </table:table-row>
      </table:table>
      <text:p text:style-name="P71"/>
      <table:table table:name="Tabella26" table:style-name="Tabella26">
        <table:table-column table:style-name="Tabella26.A"/>
        <table:table-column table:style-name="Tabella26.B"/>
        <table:table-row table:style-name="Tabella26.1">
          <table:table-cell table:style-name="Tabella26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6.B1" office:value-type="string">
            <text:p text:style-name="P32"><text:span text:style-name="T17">2</text:span></text:p>
          </table:table-cell>
        </table:table-row>
        <table:table-row table:style-name="Tabella26.2">
          <table:table-cell table:style-name="Tabella26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26.B2" office:value-type="string">
            <text:p text:style-name="P33"><text:span text:style-name="T22">Ve</text:span><text:span text:style-name="T42">rific</text:span><text:span text:style-name="T22">a</text:span><text:span text:style-name="T42">r</text:span><text:span text:style-name="T22">e</text:span><text:span text:style-name="T41"> che il giocatore finisca in prigione quando, tirando i dadi, esce per tre volte dadi doppi.</text:span></text:p>
          </table:table-cell>
        </table:table-row>
        <text:soft-page-break/>
        <table:table-row table:style-name="Tabella26.3">
          <table:table-cell table:style-name="Tabella26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6.B3" office:value-type="string">
            <text:p text:style-name="P49"><text:span text:style-name="T25">Driver: </text:span><text:span text:style-name="T26">Terminal_in_out</text:span></text:p>
            <text:p text:style-name="P42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26.4">
          <table:table-cell table:style-name="Tabella26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6.B4" office:value-type="string">
            <text:p text:style-name="P26"><text:span text:style-name="T66">Nessuno.</text:span></text:p>
          </table:table-cell>
        </table:table-row>
        <table:table-row table:style-name="Tabella26.5">
          <table:table-cell table:style-name="Tabella26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26.B5" office:value-type="string">
            <text:p text:style-name="P24"><text:span text:style-name="T42">Il giocatore finisce in prigione.</text:span></text:p>
          </table:table-cell>
        </table:table-row>
        <table:table-row table:style-name="Tabella26.6">
          <table:table-cell table:style-name="Tabella26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6.B6" office:value-type="string">
            <text:p text:style-name="P27"><text:span text:style-name="T52">Le stesse.</text:span></text:p>
          </table:table-cell>
        </table:table-row>
        <table:table-row table:style-name="Tabella26.7">
          <table:table-cell table:style-name="Tabella26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6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26.8">
          <table:table-cell table:style-name="Tabella26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6.B8" office:value-type="string">
            <text:p text:style-name="P30"/>
          </table:table-cell>
        </table:table-row>
      </table:table>
      <text:p text:style-name="P71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7.B1" office:value-type="string">
            <text:p text:style-name="P32"><text:span text:style-name="T17">3</text:span></text:p>
          </table:table-cell>
        </table:table-row>
        <table:table-row table:style-name="Tabella27.2">
          <table:table-cell table:style-name="Tabella27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27.B2" office:value-type="string">
            <text:p text:style-name="P33"><text:span text:style-name="T22">Verificare che, al turno successivo, prima di tirare i dadi, il giocatore paghi 50€ alla banca per uscire di prigione.</text:span></text:p>
          </table:table-cell>
        </table:table-row>
        <table:table-row table:style-name="Tabella27.3">
          <table:table-cell table:style-name="Tabella27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7.B3" office:value-type="string">
            <text:p text:style-name="P51"><text:span text:style-name="T25">Driver: </text:span><text:span text:style-name="T26">Terminal_in_out</text:span></text:p>
            <text:p text:style-name="P53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27.4">
          <table:table-cell table:style-name="Tabella27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7.B4" office:value-type="string">
            <text:p text:style-name="P26"><text:span text:style-name="T66">Nessuno.</text:span></text:p>
          </table:table-cell>
        </table:table-row>
        <table:table-row table:style-name="Tabella27.5">
          <table:table-cell table:style-name="Tabella27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27.B5" office:value-type="string">
            <text:p text:style-name="P24"><text:span text:style-name="T42">Il giocatore esce di prigione e la banca ha 50€ in più.</text:span></text:p>
          </table:table-cell>
        </table:table-row>
        <table:table-row table:style-name="Tabella27.6">
          <table:table-cell table:style-name="Tabella27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7.B6" office:value-type="string">
            <text:p text:style-name="P27"><text:span text:style-name="T52">Le stesse. </text:span></text:p>
          </table:table-cell>
        </table:table-row>
        <table:table-row table:style-name="Tabella27.7">
          <table:table-cell table:style-name="Tabella27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7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27.8">
          <table:table-cell table:style-name="Tabella27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7.B8" office:value-type="string">
            <text:p text:style-name="P31"/>
          </table:table-cell>
        </table:table-row>
      </table:table>
      <text:p text:style-name="P16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8.B1" office:value-type="string">
            <text:p text:style-name="P32"><text:span text:style-name="T17">4</text:span></text:p>
          </table:table-cell>
        </table:table-row>
        <table:table-row table:style-name="Tabella28.2">
          <table:table-cell table:style-name="Tabella28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28.B2" office:value-type="string">
            <text:p text:style-name="P33"><text:span text:style-name="T22">Verificare che se un giocatore è in prigione e non possiede un capitale sufficiente per uscirne, fallisce.</text:span></text:p>
          </table:table-cell>
        </table:table-row>
        <table:table-row table:style-name="Tabella28.3">
          <table:table-cell table:style-name="Tabella28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8.B3" office:value-type="string">
            <text:p text:style-name="P51"><text:span text:style-name="T25">Driver: </text:span><text:span text:style-name="T26">Terminal_in_out</text:span></text:p>
            <text:p text:style-name="P53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28.4">
          <table:table-cell table:style-name="Tabella28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8.B4" office:value-type="string">
            <text:p text:style-name="P26"><text:span text:style-name="T66">Nessuno.</text:span></text:p>
          </table:table-cell>
        </table:table-row>
        <text:soft-page-break/>
        <table:table-row table:style-name="Tabella28.5">
          <table:table-cell table:style-name="Tabella28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28.B5" office:value-type="string">
            <text:p text:style-name="P24"><text:span text:style-name="T42">Il giocatore fallisce.</text:span></text:p>
          </table:table-cell>
        </table:table-row>
        <table:table-row table:style-name="Tabella28.6">
          <table:table-cell table:style-name="Tabella28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8.B6" office:value-type="string">
            <text:p text:style-name="P27"><text:span text:style-name="T52">Le stesse. </text:span></text:p>
          </table:table-cell>
        </table:table-row>
        <table:table-row table:style-name="Tabella28.7">
          <table:table-cell table:style-name="Tabella28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8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28.8">
          <table:table-cell table:style-name="Tabella28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8.B8" office:value-type="string">
            <text:p text:style-name="P31"/>
          </table:table-cell>
        </table:table-row>
      </table:table>
      <text:p text:style-name="P16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29.B1" office:value-type="string">
            <text:p text:style-name="P32"><text:span text:style-name="T17">5</text:span></text:p>
          </table:table-cell>
        </table:table-row>
        <table:table-row table:style-name="Tabella29.2">
          <table:table-cell table:style-name="Tabella29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29.B2" office:value-type="string">
            <text:p text:style-name="P33"><text:span text:style-name="T22">Verificare che tutte le proprietà del giocatore fallito ritornino acquistabili.</text:span></text:p>
          </table:table-cell>
        </table:table-row>
        <table:table-row table:style-name="Tabella29.3">
          <table:table-cell table:style-name="Tabella29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29.B3" office:value-type="string">
            <text:p text:style-name="P51"><text:span text:style-name="T25">Driver: </text:span><text:span text:style-name="T26">Terminal_in_out</text:span></text:p>
            <text:p text:style-name="P53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29.4">
          <table:table-cell table:style-name="Tabella29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29.B4" office:value-type="string">
            <text:p text:style-name="P26"><text:span text:style-name="T66">Nessuno.</text:span></text:p>
          </table:table-cell>
        </table:table-row>
        <table:table-row table:style-name="Tabella29.5">
          <table:table-cell table:style-name="Tabella29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29.B5" office:value-type="string">
            <text:p text:style-name="P24"><text:span text:style-name="T42">Le proprietà sono riacquistabili.</text:span></text:p>
          </table:table-cell>
        </table:table-row>
        <table:table-row table:style-name="Tabella29.6">
          <table:table-cell table:style-name="Tabella29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29.B6" office:value-type="string">
            <text:p text:style-name="P27"><text:span text:style-name="T52">Le stesse. </text:span></text:p>
          </table:table-cell>
        </table:table-row>
        <table:table-row table:style-name="Tabella29.7">
          <table:table-cell table:style-name="Tabella29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29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29.8">
          <table:table-cell table:style-name="Tabella29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29.B8" office:value-type="string">
            <text:p text:style-name="P31"/>
          </table:table-cell>
        </table:table-row>
      </table:table>
      <text:p text:style-name="P16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30.B1" office:value-type="string">
            <text:p text:style-name="P32"><text:span text:style-name="T17">6</text:span></text:p>
          </table:table-cell>
        </table:table-row>
        <table:table-row table:style-name="Tabella30.2">
          <table:table-cell table:style-name="Tabella30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30.B2" office:value-type="string">
            <text:p text:style-name="P33"><text:span text:style-name="T22">Verificare che tutto il capitale del giocatore fallito venga ceduto alla banca.</text:span></text:p>
          </table:table-cell>
        </table:table-row>
        <table:table-row table:style-name="Tabella30.3">
          <table:table-cell table:style-name="Tabella30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30.B3" office:value-type="string">
            <text:p text:style-name="P51"><text:span text:style-name="T25">Driver: </text:span><text:span text:style-name="T26">Terminal_in_out</text:span></text:p>
            <text:p text:style-name="P53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30.4">
          <table:table-cell table:style-name="Tabella30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30.B4" office:value-type="string">
            <text:p text:style-name="P26"><text:span text:style-name="T66">Nessuno.</text:span></text:p>
          </table:table-cell>
        </table:table-row>
        <table:table-row table:style-name="Tabella30.5">
          <table:table-cell table:style-name="Tabella30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30.B5" office:value-type="string">
            <text:p text:style-name="P24"><text:span text:style-name="T42">La banca ha in più il denaro del giocatore fallito.</text:span></text:p>
          </table:table-cell>
        </table:table-row>
        <table:table-row table:style-name="Tabella30.6">
          <table:table-cell table:style-name="Tabella30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30.B6" office:value-type="string">
            <text:p text:style-name="P27"><text:span text:style-name="T52">Le stesse. </text:span></text:p>
          </table:table-cell>
        </table:table-row>
        <table:table-row table:style-name="Tabella30.7">
          <table:table-cell table:style-name="Tabella30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/text:p>
          </table:table-cell>
          <table:table-cell table:style-name="Tabella30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30.8">
          <table:table-cell table:style-name="Tabella30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30.B8" office:value-type="string">
            <text:p text:style-name="P31"/>
          </table:table-cell>
        </table:table-row>
      </table:table>
      <text:p text:style-name="P16"><text:soft-page-break/></text:p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32"><text:span text:style-name="T16">Te</text:span><text:span text:style-name="T18">st</text:span><text:span text:style-name="T19"> </text:span><text:span text:style-name="T16">Ca</text:span><text:span text:style-name="T18">s</text:span><text:span text:style-name="T16">e</text:span></text:p>
          </table:table-cell>
          <table:table-cell table:style-name="Tabella31.B1" office:value-type="string">
            <text:p text:style-name="P32"><text:span text:style-name="T17">7</text:span></text:p>
          </table:table-cell>
        </table:table-row>
        <table:table-row table:style-name="Tabella31.2">
          <table:table-cell table:style-name="Tabella31.A2" office:value-type="string">
            <text:p text:style-name="P33"><text:span text:style-name="T28">O</text:span><text:span text:style-name="T21">b</text:span><text:span text:style-name="T39">ietti</text:span><text:span text:style-name="T21">vo</text:span><text:span text:style-name="T45"> </text:span></text:p>
          </table:table-cell>
          <table:table-cell table:style-name="Tabella31.B2" office:value-type="string">
            <text:p text:style-name="P33"><text:span text:style-name="T22">Verificare che il giocatore fallito esca dalla partita.</text:span></text:p>
          </table:table-cell>
        </table:table-row>
        <table:table-row table:style-name="Tabella31.3">
          <table:table-cell table:style-name="Tabella31.A3" office:value-type="string">
            <text:p text:style-name="P24"><text:span text:style-name="T21">A</text:span><text:span text:style-name="T28">m</text:span><text:span text:style-name="T21">b</text:span><text:span text:style-name="T39">i</text:span><text:span text:style-name="T21">en</text:span><text:span text:style-name="T39">t</text:span><text:span text:style-name="T21">e</text:span></text:p>
          </table:table-cell>
          <table:table-cell table:style-name="Tabella31.B3" office:value-type="string">
            <text:p text:style-name="P51"><text:span text:style-name="T25">Driver: </text:span><text:span text:style-name="T26">Terminal_in_out</text:span></text:p>
            <text:p text:style-name="P53"><text:span text:style-name="T25">O</text:span><text:span text:style-name="T36">r</text:span><text:span text:style-name="T25">a</text:span><text:span text:style-name="T36">cle:</text:span><text:span text:style-name="T38"> </text:span><text:span text:style-name="T30">M</text:span><text:span text:style-name="T26">a</text:span><text:span text:style-name="T37">i</text:span><text:span text:style-name="T26">n</text:span></text:p>
            <text:p text:style-name="P43"><text:span text:style-name="T25">S</text:span><text:span text:style-name="T36">t</text:span><text:span text:style-name="T25">ub</text:span><text:span text:style-name="T36">:</text:span><text:span text:style-name="T46"> </text:span></text:p>
          </table:table-cell>
        </table:table-row>
        <table:table-row table:style-name="Tabella31.4">
          <table:table-cell table:style-name="Tabella31.A4" office:value-type="string">
            <text:p text:style-name="P24"><text:span text:style-name="T28">D</text:span><text:span text:style-name="T39">ati</text:span><text:span text:style-name="T40"> </text:span><text:span text:style-name="T39">i</text:span><text:span text:style-name="T21">n</text:span><text:span text:style-name="T40"> </text:span><text:span text:style-name="T39">i</text:span><text:span text:style-name="T21">ng</text:span><text:span text:style-name="T39">ress</text:span><text:span text:style-name="T21">o</text:span></text:p>
          </table:table-cell>
          <table:table-cell table:style-name="Tabella31.B4" office:value-type="string">
            <text:p text:style-name="P26"><text:span text:style-name="T66">Nessuno.</text:span></text:p>
          </table:table-cell>
        </table:table-row>
        <table:table-row table:style-name="Tabella31.5">
          <table:table-cell table:style-name="Tabella31.A5" office:value-type="string">
            <text:p text:style-name="P24"><text:span text:style-name="T21">Usc</text:span><text:span text:style-name="T39">it</text:span><text:span text:style-name="T21">e</text:span><text:span text:style-name="T40"> </text:span><text:span text:style-name="T21">a</text:span><text:span text:style-name="T39">tt</text:span><text:span text:style-name="T21">es</text:span><text:span text:style-name="T39">e</text:span><text:span text:style-name="T45"> </text:span></text:p>
          </table:table-cell>
          <table:table-cell table:style-name="Tabella31.B5" office:value-type="string">
            <text:p text:style-name="P24"><text:span text:style-name="T42">Il giocatore non c’è più nella partita.</text:span></text:p>
          </table:table-cell>
        </table:table-row>
        <table:table-row table:style-name="Tabella31.6">
          <table:table-cell table:style-name="Tabella31.A6" office:value-type="string">
            <text:p text:style-name="P27"><text:span text:style-name="T51">Usc</text:span><text:span text:style-name="T53">it</text:span><text:span text:style-name="T51">e</text:span><text:span text:style-name="T54"> effettive</text:span></text:p>
          </table:table-cell>
          <table:table-cell table:style-name="Tabella31.B6" office:value-type="string">
            <text:p text:style-name="P27"><text:span text:style-name="T52">Le stesse. </text:span></text:p>
          </table:table-cell>
        </table:table-row>
        <table:table-row table:style-name="Tabella31.7">
          <table:table-cell table:style-name="Tabella31.A7" office:value-type="string">
            <text:p text:style-name="P24"><text:span text:style-name="T21">R</text:span><text:span text:style-name="T39">i</text:span><text:span text:style-name="T21">su</text:span><text:span text:style-name="T39">lt</text:span><text:span text:style-name="T21">a</text:span><text:span text:style-name="T39">t</text:span><text:span text:style-name="T21">o</text:span><text:span text:style-name="T45">'</text:span></text:p>
          </table:table-cell>
          <table:table-cell table:style-name="Tabella31.B7" office:value-type="string">
            <text:p text:style-name="P45"><text:span text:style-name="T59">P</text:span><text:span text:style-name="T60">A</text:span><text:span text:style-name="T59">SS</text:span><text:span text:style-name="T61">! </text:span></text:p>
            <text:p text:style-name="P13"><text:span text:style-name="T67"><text:s/>Il programma risponde correttamente ai comandi dell’utente.</text:span></text:p>
          </table:table-cell>
        </table:table-row>
        <table:table-row table:style-name="Tabella31.8">
          <table:table-cell table:style-name="Tabella31.A8" office:value-type="string">
            <text:p text:style-name="P27"><text:span text:style-name="T56">O</text:span><text:span text:style-name="T53">sser</text:span><text:span text:style-name="T51">v</text:span><text:span text:style-name="T53">azi</text:span><text:span text:style-name="T51">on</text:span><text:span text:style-name="T53">i</text:span></text:p>
          </table:table-cell>
          <table:table-cell table:style-name="Tabella31.B8" office:value-type="string">
            <text:p text:style-name="P31"/>
          </table:table-cell>
        </table:table-row>
      </table:table>
      <text:p text:style-name="P17"/>
      <text:p text:style-name="P17"/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mbria1" svg:font-family="Cambria" style:font-family-generic="roman"/>
    <style:font-face style:name="Calibri " svg:font-family="Calibri" style:font-family-generic="swiss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2" svg:font-family="Cambria" style:font-adornments="Grassetto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e" style:family="paragraph">
      <style:paragraph-properties fo:hyphenation-ladder-count="no-limit"/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2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haracter_20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20_style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Character_20_style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20_style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20_style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20_style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20_style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20_style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20_style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20_style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>
      <style:footer>
        <text:p text:style-name="Footer"><text:page-number text:select-page="current">1</text:page-number><text:initial-creator/></text:p>
      </style:footer>
    </style:master-page>
    <style:master-page style:name="MP0" style:page-layout-name="Mpm3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23S</meta:editing-duration>
    <meta:editing-cycles>8</meta:editing-cycles>
    <meta:generator>LibreOffice/4.3.6.2$Windows_x86 LibreOffice_project/d50a87b2e514536ed401c18000dad4660b6a169e</meta:generator>
    <dc:date>2015-05-25T11:14:16.189000000</dc:date>
    <meta:document-statistic meta:table-count="31" meta:image-count="0" meta:object-count="0" meta:page-count="16" meta:paragraph-count="522" meta:word-count="1450" meta:character-count="10645" meta:non-whitespace-character-count="9525"/>
    <meta:user-defined meta:name="Info 1"/>
    <meta:user-defined meta:name="Info 2"/>
    <meta:user-defined meta:name="Info 3"/>
    <meta:user-defined meta:name="Info 4"/>
  </office:meta>
</office:document-meta>
</file>